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83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2.0728in"/>
    </style:style>
    <style:style style:name="co4" style:family="table-column">
      <style:table-column-properties fo:break-before="auto" style:column-width="0.7252in"/>
    </style:style>
    <style:style style:name="co5" style:family="table-column">
      <style:table-column-properties fo:break-before="auto" style:column-width="0.9819in"/>
    </style:style>
    <style:style style:name="co6" style:family="table-column">
      <style:table-column-properties fo:break-before="auto" style:column-width="0.7866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0.6937in"/>
    </style:style>
    <style:style style:name="co10" style:family="table-column">
      <style:table-column-properties fo:break-before="auto" style:column-width="0.732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1.348in"/>
    </style:style>
    <style:style style:name="co13" style:family="table-column">
      <style:table-column-properties fo:break-before="auto" style:column-width="0.9508in"/>
    </style:style>
    <style:style style:name="co14" style:family="table-column">
      <style:table-column-properties fo:break-before="auto" style:column-width="1.317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8102in"/>
    </style:style>
    <style:style style:name="ro1" style:family="table-row">
      <style:table-row-properties style:row-height="0.1874in" fo:break-before="auto" style:use-optimal-row-height="true"/>
    </style:style>
    <style:style style:name="ta1" style:family="table" style:master-page-name="PageStyle_5f_KeyboardShortcuts">
      <style:table-properties table:display="true" style:writing-mode="lr-tb"/>
    </style:style>
    <style:style style:name="ta2" style:family="table" style:master-page-name="PageStyle_5f_CaptionProject">
      <style:table-properties table:display="true" style:writing-mode="lr-tb"/>
    </style:style>
    <style:style style:name="ta3" style:family="table" style:master-page-name="PageStyle_5f_InsertOnSelected">
      <style:table-properties table:display="true" style:writing-mode="lr-tb"/>
    </style:style>
    <style:style style:name="ta4" style:family="table" style:master-page-name="PageStyle_5f_Work">
      <style:table-properties table:display="true" style:writing-mode="lr-tb"/>
    </style:style>
    <style:style style:name="ta5" style:family="table" style:master-page-name="PageStyle_5f_Video1MouseClicks">
      <style:table-properties table:display="true" style:writing-mode="lr-tb"/>
    </style:style>
    <style:style style:name="ta6" style:family="table" style:master-page-name="PageStyle_5f_WordTiming">
      <style:table-properties table:display="true" style:writing-mode="lr-tb"/>
    </style:style>
    <style:style style:name="ta7" style:family="table" style:master-page-name="PageStyle_5f_Storyboard">
      <style:table-properties table:display="true" style:writing-mode="lr-tb"/>
    </style:style>
    <style:style style:name="ta8" style:family="table" style:master-page-name="PageStyle_5f_WordMatching">
      <style:table-properties table:display="true" style:writing-mode="lr-tb"/>
    </style:style>
    <style:style style:name="ce1" style:family="table-cell" style:parent-style-name="Default" style:data-style-name="N152">
      <style:table-cell-properties style:rotation-align="none"/>
    </style:style>
    <style:style style:name="gr1" style:family="graphic" style:parent-style-name="Default">
      <style:graphic-properties draw:stroke="solid" svg:stroke-width="0.0071in" svg:stroke-color="#4472c4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>
        <loext:stroke-complex-color loext:theme-type="accent1" loext:color-type="theme"/>
      </style:graphic-properties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loext:decorative="false"/>
      <style:paragraph-properties style:writing-mode="lr-tb" fo:text-align="star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e1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boardShortc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number-columns-repeated="1637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 Shortcut</text:p>
          </table:table-cell>
          <table:table-cell office:value-type="string" calcext:value-type="string">
            <text:p>Control Shortcut</text:p>
          </table:table-cell>
          <table:table-cell office:value-type="string" calcext:value-type="string">
            <text:p>App Shortcut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Driver</text:p>
          </table:table-cell>
          <table:table-cell table:style-name="Default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None) / Full Screen</text:p>
          </table:table-cell>
          <table:table-cell table:number-columns-repeated="2"/>
          <table:table-cell office:value-type="string" calcext:value-type="string">
            <text:p>F1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None) / Normal Screen</text:p>
          </table:table-cell>
          <table:table-cell table:number-columns-repeated="2"/>
          <table:table-cell table:number-columns-repeated="2" office:value-type="string" calcext:value-type="string">
            <text:p>Esc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 / New</text:p>
          </table:table-cell>
          <table:table-cell office:value-type="string" calcext:value-type="string">
            <text:p>mnuFileNew</text:p>
          </table:table-cell>
          <table:table-cell office:value-type="string" calcext:value-type="string">
            <text:p>Alt, F, N</text:p>
          </table:table-cell>
          <table:table-cell office:value-type="string" calcext:value-type="string">
            <text:p>Ctrl + N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 / Load Project</text:p>
          </table:table-cell>
          <table:table-cell office:value-type="string" calcext:value-type="string">
            <text:p>mnuFileLoadProject</text:p>
          </table:table-cell>
          <table:table-cell office:value-type="string" calcext:value-type="string">
            <text:p>Alt, F, P</text:p>
          </table:table-cell>
          <table:table-cell office:value-type="string" calcext:value-type="string">
            <text:p>Ctrl + O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e / Save Project</text:p>
          </table:table-cell>
          <table:table-cell office:value-type="string" calcext:value-type="string">
            <text:p>mnuFileSaveProject</text:p>
          </table:table-cell>
          <table:table-cell office:value-type="string" calcext:value-type="string">
            <text:p>Alt, F, V</text:p>
          </table:table-cell>
          <table:table-cell office:value-type="string" calcext:value-type="string">
            <text:p>Ctrl + 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e / Save Project As</text:p>
          </table:table-cell>
          <table:table-cell office:value-type="string" calcext:value-type="string">
            <text:p>mnuFileSaveProjectAs</text:p>
          </table:table-cell>
          <table:table-cell office:value-type="string" calcext:value-type="string">
            <text:p>Alt, F, R</text:p>
          </table:table-cell>
          <table:table-cell office:value-type="string" calcext:value-type="string">
            <text:p>Ctrl + Shift + 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FileSep1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le / Open Captions</text:p>
          </table:table-cell>
          <table:table-cell office:value-type="string" calcext:value-type="string">
            <text:p>mnuFileOpenCaptions</text:p>
          </table:table-cell>
          <table:table-cell office:value-type="string" calcext:value-type="string">
            <text:p>Alt, F, C</text:p>
          </table:table-cell>
          <table:table-cell office:value-type="string" calcext:value-type="string">
            <text:p>Ctrl + L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le / Save Captions</text:p>
          </table:table-cell>
          <table:table-cell office:value-type="string" calcext:value-type="string">
            <text:p>mnuFileSaveCaptions</text:p>
          </table:table-cell>
          <table:table-cell office:value-type="string" calcext:value-type="string">
            <text:p>Alt, F, S</text:p>
          </table:table-cell>
          <table:table-cell office:value-type="string" calcext:value-type="string">
            <text:p>Ctrl + J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le / Save Captions As ...</text:p>
          </table:table-cell>
          <table:table-cell office:value-type="string" calcext:value-type="string">
            <text:p>mnuFileSaveCaptionsAs</text:p>
          </table:table-cell>
          <table:table-cell office:value-type="string" calcext:value-type="string">
            <text:p>Alt, F, A</text:p>
          </table:table-cell>
          <table:table-cell office:value-type="string" calcext:value-type="string">
            <text:p>Ctrl + Shift + J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le / Open Media</text:p>
          </table:table-cell>
          <table:table-cell office:value-type="string" calcext:value-type="string">
            <text:p>mnuFileOpenMedia</text:p>
          </table:table-cell>
          <table:table-cell office:value-type="string" calcext:value-type="string">
            <text:p>Alt, F, M</text:p>
          </table:table-cell>
          <table:table-cell office:value-type="string" calcext:value-type="string">
            <text:p>Ctrl + Shift + L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FileSep2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le / Exit</text:p>
          </table:table-cell>
          <table:table-cell office:value-type="string" calcext:value-type="string">
            <text:p>mnuFileExit</text:p>
          </table:table-cell>
          <table:table-cell office:value-type="string" calcext:value-type="string">
            <text:p>Alt, F, X</text:p>
          </table:table-cell>
          <table:table-cell office:value-type="string" calcext:value-type="string">
            <text:p>Alt + F4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dit / Undo</text:p>
          </table:table-cell>
          <table:table-cell office:value-type="string" calcext:value-type="string">
            <text:p>mnuEditUndo</text:p>
          </table:table-cell>
          <table:table-cell office:value-type="string" calcext:value-type="string">
            <text:p>Alt, E, U</text:p>
          </table:table-cell>
          <table:table-cell office:value-type="string" calcext:value-type="string">
            <text:p>Ctrl + Z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EditSep1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 / Find</text:p>
          </table:table-cell>
          <table:table-cell office:value-type="string" calcext:value-type="string">
            <text:p>mnuEditFind</text:p>
          </table:table-cell>
          <table:table-cell office:value-type="string" calcext:value-type="string">
            <text:p>Alt, E, F</text:p>
          </table:table-cell>
          <table:table-cell office:value-type="string" calcext:value-type="string">
            <text:p>Ctrl + F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it / Find Again</text:p>
          </table:table-cell>
          <table:table-cell office:value-type="string" calcext:value-type="string">
            <text:p>mnuEditFindAgain</text:p>
          </table:table-cell>
          <table:table-cell office:value-type="string" calcext:value-type="string">
            <text:p>Alt, E, A</text:p>
          </table:table-cell>
          <table:table-cell office:value-type="string" calcext:value-type="string">
            <text:p>F3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it / Find And Replace</text:p>
          </table:table-cell>
          <table:table-cell office:value-type="string" calcext:value-type="string">
            <text:p>mnuEditFindAndReplace</text:p>
          </table:table-cell>
          <table:table-cell office:value-type="string" calcext:value-type="string">
            <text:p>Alt, E, R</text:p>
          </table:table-cell>
          <table:table-cell office:value-type="string" calcext:value-type="string">
            <text:p>Ctrl + H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EditSep2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dit / Ripple On | Off</text:p>
          </table:table-cell>
          <table:table-cell office:value-type="string" calcext:value-type="string">
            <text:p>mnuEditRippleOnOff</text:p>
          </table:table-cell>
          <table:table-cell office:value-type="string" calcext:value-type="string">
            <text:p>Alt, E, I</text:p>
          </table:table-cell>
          <table:table-cell office:value-type="string" calcext:value-type="string">
            <text:p>Ctrl + 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dit / Speed Dial List</text:p>
          </table:table-cell>
          <table:table-cell office:value-type="string" calcext:value-type="string">
            <text:p>mnuEditSpeedDialList</text:p>
          </table:table-cell>
          <table:table-cell office:value-type="string" calcext:value-type="string">
            <text:p>Alt, E, D</text:p>
          </table:table-cell>
          <table:table-cell office:value-type="string" calcext:value-type="string">
            <text:p>Ctrl + Alt + W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EditSep3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it / Caption</text:p>
          </table:table-cell>
          <table:table-cell office:value-type="string" calcext:value-type="string">
            <text:p>mnuEditCaption</text:p>
          </table:table-cell>
          <table:table-cell office:value-type="string" calcext:value-type="string">
            <text:p>Alt, E, C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dit / Caption / Caption Text</text:p>
          </table:table-cell>
          <table:table-cell office:value-type="string" calcext:value-type="string">
            <text:p>mnuEditCaptionText</text:p>
          </table:table-cell>
          <table:table-cell office:value-type="string" calcext:value-type="string">
            <text:p>Alt, E, C, T</text:p>
          </table:table-cell>
          <table:table-cell office:value-type="string" calcext:value-type="string">
            <text:p>F2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it / Caption / Caption Width</text:p>
          </table:table-cell>
          <table:table-cell office:value-type="string" calcext:value-type="string">
            <text:p>mnuEditCaptionWidth</text:p>
          </table:table-cell>
          <table:table-cell office:value-type="string" calcext:value-type="string">
            <text:p>Alt, E, C, W</text:p>
          </table:table-cell>
          <table:table-cell office:value-type="string" calcext:value-type="string">
            <text:p>Ctrl + W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dit / Caption / Insert Space</text:p>
          </table:table-cell>
          <table:table-cell office:value-type="string" calcext:value-type="string">
            <text:p>mnuEditInsertSpace</text:p>
          </table:table-cell>
          <table:table-cell office:value-type="string" calcext:value-type="string">
            <text:p>Alt, E, C, S</text:p>
          </table:table-cell>
          <table:table-cell office:value-type="string" calcext:value-type="string">
            <text:p>Ctrl + Shift + I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dit / Caption / Insert Caption</text:p>
          </table:table-cell>
          <table:table-cell office:value-type="string" calcext:value-type="string">
            <text:p>mnuEditInsertCaption</text:p>
          </table:table-cell>
          <table:table-cell office:value-type="string" calcext:value-type="string">
            <text:p>Alt, E, C, C</text:p>
          </table:table-cell>
          <table:table-cell office:value-type="string" calcext:value-type="string">
            <text:p>Ctrl + I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dit / Caption / Toggle Caption | Space</text:p>
          </table:table-cell>
          <table:table-cell office:value-type="string" calcext:value-type="string">
            <text:p>mnuEditToggleCaptionSpace</text:p>
          </table:table-cell>
          <table:table-cell office:value-type="string" calcext:value-type="string">
            <text:p>Alt, E, C, O</text:p>
          </table:table-cell>
          <table:table-cell office:value-type="string" calcext:value-type="string">
            <text:p>Ctrl + G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dit / Caption / Remove Space</text:p>
          </table:table-cell>
          <table:table-cell office:value-type="string" calcext:value-type="string">
            <text:p>mnuEditRemoveSpace</text:p>
          </table:table-cell>
          <table:table-cell office:value-type="string" calcext:value-type="string">
            <text:p>Alt, E, R</text:p>
          </table:table-cell>
          <table:table-cell office:value-type="string" calcext:value-type="string">
            <text:p>Ctrl + 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dit / Caption / Merge Captions</text:p>
          </table:table-cell>
          <table:table-cell office:value-type="string" calcext:value-type="string">
            <text:p>mnuEditMergeCaptions</text:p>
          </table:table-cell>
          <table:table-cell office:value-type="string" calcext:value-type="string">
            <text:p>Alt, E, C, M</text:p>
          </table:table-cell>
          <table:table-cell office:value-type="string" calcext:value-type="string">
            <text:p>Ctrl + 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dit / Caption / Delete Caption</text:p>
          </table:table-cell>
          <table:table-cell office:value-type="string" calcext:value-type="string">
            <text:p>mnuEditDeleteCaption</text:p>
          </table:table-cell>
          <table:table-cell office:value-type="string" calcext:value-type="string">
            <text:p>Alt, E, C, D</text:p>
          </table:table-cell>
          <table:table-cell office:value-type="string" calcext:value-type="string">
            <text:p>Ctrl + 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dit / Caption / Caption Properties</text:p>
          </table:table-cell>
          <table:table-cell office:value-type="string" calcext:value-type="string">
            <text:p>mnuEditCaptionProperties</text:p>
          </table:table-cell>
          <table:table-cell office:value-type="string" calcext:value-type="string">
            <text:p>Alt, E, C, P</text:p>
          </table:table-cell>
          <table:table-cell office:value-type="string" calcext:value-type="string">
            <text:p>Ctrl + Ent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dit / Selection</text:p>
          </table:table-cell>
          <table:table-cell office:value-type="string" calcext:value-type="string">
            <text:p>mnuEditSelection</text:p>
          </table:table-cell>
          <table:table-cell office:value-type="string" calcext:value-type="string">
            <text:p>Alt, E, S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dit / Selection / Current Time</text:p>
          </table:table-cell>
          <table:table-cell office:value-type="string" calcext:value-type="string">
            <text:p>mnuEditCurrentTime</text:p>
          </table:table-cell>
          <table:table-cell office:value-type="string" calcext:value-type="string">
            <text:p>Alt, E, S, R</text:p>
          </table:table-cell>
          <table:table-cell office:value-type="string" calcext:value-type="string">
            <text:p>Ctrl + T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dit / Selection / Selection Start Time</text:p>
          </table:table-cell>
          <table:table-cell office:value-type="string" calcext:value-type="string">
            <text:p>mnuEditSelectionStartTime</text:p>
          </table:table-cell>
          <table:table-cell office:value-type="string" calcext:value-type="string">
            <text:p>Alt, E, S, A</text:p>
          </table:table-cell>
          <table:table-cell office:value-type="string" calcext:value-type="string">
            <text:p>F8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dit / Selection / Selection End Time</text:p>
          </table:table-cell>
          <table:table-cell office:value-type="string" calcext:value-type="string">
            <text:p>mnuEditSelectionEndTime</text:p>
          </table:table-cell>
          <table:table-cell office:value-type="string" calcext:value-type="string">
            <text:p>Alt, E, S, E</text:p>
          </table:table-cell>
          <table:table-cell office:value-type="string" calcext:value-type="string">
            <text:p>F9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dit / Selection / Select None</text:p>
          </table:table-cell>
          <table:table-cell office:value-type="string" calcext:value-type="string">
            <text:p>mnuEditSelectNone</text:p>
          </table:table-cell>
          <table:table-cell office:value-type="string" calcext:value-type="string">
            <text:p>Alt, E, S, N</text:p>
          </table:table-cell>
          <table:table-cell office:value-type="string" calcext:value-type="string">
            <text:p>Ctrl + Shift + A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dit / Selection / Select Time From Caption</text:p>
          </table:table-cell>
          <table:table-cell office:value-type="string" calcext:value-type="string">
            <text:p>mnuEditSelectTimeFromCaption</text:p>
          </table:table-cell>
          <table:table-cell office:value-type="string" calcext:value-type="string">
            <text:p>Alt, E, S, L</text:p>
          </table:table-cell>
          <table:table-cell office:value-type="string" calcext:value-type="string">
            <text:p>Ctrl + Shift + T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dit / Selection / Snap Caption To Selection</text:p>
          </table:table-cell>
          <table:table-cell office:value-type="string" calcext:value-type="string">
            <text:p>mnuEditSnapCaptionToSelection</text:p>
          </table:table-cell>
          <table:table-cell office:value-type="string" calcext:value-type="string">
            <text:p>Alt, E, S, P</text:p>
          </table:table-cell>
          <table:table-cell office:value-type="string" calcext:value-type="string">
            <text:p>Ctrl + E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dit / Set Track Duration</text:p>
          </table:table-cell>
          <table:table-cell office:value-type="string" calcext:value-type="string">
            <text:p>mnuEditSetTrackDuration</text:p>
          </table:table-cell>
          <table:table-cell office:value-type="string" calcext:value-type="string">
            <text:p>Alt, E, K</text:p>
          </table:table-cell>
          <table:table-cell office:value-type="string" calcext:value-type="string">
            <text:p>Ctrl + K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iew / Center Cursor On Screen</text:p>
          </table:table-cell>
          <table:table-cell office:value-type="string" calcext:value-type="string">
            <text:p>mnuViewCenterCursor</text:p>
          </table:table-cell>
          <table:table-cell office:value-type="string" calcext:value-type="string">
            <text:p>Alt, V, C</text:p>
          </table:table-cell>
          <table:table-cell office:value-type="string" calcext:value-type="string">
            <text:p>Ctrl + Shift + C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ansport / Stop</text:p>
          </table:table-cell>
          <table:table-cell office:value-type="string" calcext:value-type="string">
            <text:p>mnuTransportStop</text:p>
          </table:table-cell>
          <table:table-cell office:value-type="string" calcext:value-type="string">
            <text:p>Alt, T, S</text:p>
          </table:table-cell>
          <table:table-cell office:value-type="string" calcext:value-type="string">
            <text:p>Alt + F5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ansport / Go To Start</text:p>
          </table:table-cell>
          <table:table-cell office:value-type="string" calcext:value-type="string">
            <text:p>mnuTransportGoToStart</text:p>
          </table:table-cell>
          <table:table-cell office:value-type="string" calcext:value-type="string">
            <text:p>Alt, T, T</text:p>
          </table:table-cell>
          <table:table-cell office:value-type="string" calcext:value-type="string">
            <text:p>Ctrl + Q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ansport / Go Back 5 Seconds</text:p>
          </table:table-cell>
          <table:table-cell office:value-type="string" calcext:value-type="string">
            <text:p>mnuTransportGoBack</text:p>
          </table:table-cell>
          <table:table-cell office:value-type="string" calcext:value-type="string">
            <text:p>Alt, T, B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rrow Left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ansport / Play | Pause (Space Key)</text:p>
          </table:table-cell>
          <table:table-cell office:value-type="string" calcext:value-type="string">
            <text:p>mnuTransportPlayPause</text:p>
          </table:table-cell>
          <table:table-cell office:value-type="string" calcext:value-type="string">
            <text:p>Alt, T, P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ansport / Go Forward 5 Seconds</text:p>
          </table:table-cell>
          <table:table-cell office:value-type="string" calcext:value-type="string">
            <text:p>mnuTransportGoForward</text:p>
          </table:table-cell>
          <table:table-cell office:value-type="string" calcext:value-type="string">
            <text:p>Alt, T, 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row Right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ansport / Go To End</text:p>
          </table:table-cell>
          <table:table-cell office:value-type="string" calcext:value-type="string">
            <text:p>mnuTransportGoToEnd</text:p>
          </table:table-cell>
          <table:table-cell office:value-type="string" calcext:value-type="string">
            <text:p>Alt, T, E</text:p>
          </table:table-cell>
          <table:table-cell office:value-type="string" calcext:value-type="string">
            <text:p>Ctrl + W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(Caption Context) / Caption Text</text:p>
          </table:table-cell>
          <table:table-cell office:value-type="string" calcext:value-type="string">
            <text:p>ctxCaptionText</text:p>
          </table:table-cell>
          <table:table-cell office:value-type="string" calcext:value-type="string">
            <text:p>Ctx, T</text:p>
          </table:table-cell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mnuEditCaptionText</text:p>
          </table:table-cell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(Caption Context) / Caption Width</text:p>
          </table:table-cell>
          <table:table-cell office:value-type="string" calcext:value-type="string">
            <text:p>ctxCaptionWidth</text:p>
          </table:table-cell>
          <table:table-cell office:value-type="string" calcext:value-type="string">
            <text:p>Ctx, W</text:p>
          </table:table-cell>
          <table:table-cell office:value-type="string" calcext:value-type="string">
            <text:p>Ctrl + W</text:p>
          </table:table-cell>
          <table:table-cell table:number-columns-repeated="2"/>
          <table:table-cell office:value-type="string" calcext:value-type="string">
            <text:p>mnuEditCaptionWidth</text:p>
          </table:table-cell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(Caption Context) / Insert Space</text:p>
          </table:table-cell>
          <table:table-cell office:value-type="string" calcext:value-type="string">
            <text:p>ctxInsertSpace</text:p>
          </table:table-cell>
          <table:table-cell office:value-type="string" calcext:value-type="string">
            <text:p>Ctx, S</text:p>
          </table:table-cell>
          <table:table-cell office:value-type="string" calcext:value-type="string">
            <text:p>Ctrl + Shift + I</text:p>
          </table:table-cell>
          <table:table-cell table:number-columns-repeated="2"/>
          <table:table-cell office:value-type="string" calcext:value-type="string">
            <text:p>mnuEditInsertSpace</text:p>
          </table:table-cell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Caption Context) / Insert Caption</text:p>
          </table:table-cell>
          <table:table-cell office:value-type="string" calcext:value-type="string">
            <text:p>ctxInsertCaption</text:p>
          </table:table-cell>
          <table:table-cell office:value-type="string" calcext:value-type="string">
            <text:p>Ctx, C</text:p>
          </table:table-cell>
          <table:table-cell office:value-type="string" calcext:value-type="string">
            <text:p>Ctrl + I</text:p>
          </table:table-cell>
          <table:table-cell table:number-columns-repeated="2"/>
          <table:table-cell office:value-type="string" calcext:value-type="string">
            <text:p>mnuEditInsertCaption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(Caption Context) / Toggle Caption | Space</text:p>
          </table:table-cell>
          <table:table-cell office:value-type="string" calcext:value-type="string">
            <text:p>ctxToggleCaption</text:p>
          </table:table-cell>
          <table:table-cell office:value-type="string" calcext:value-type="string">
            <text:p>Ctx, O</text:p>
          </table:table-cell>
          <table:table-cell office:value-type="string" calcext:value-type="string">
            <text:p>Ctrl + G</text:p>
          </table:table-cell>
          <table:table-cell table:number-columns-repeated="2"/>
          <table:table-cell office:value-type="string" calcext:value-type="string">
            <text:p>mnuEditToggleCaptionSpace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(Caption Context) / Remove Space</text:p>
          </table:table-cell>
          <table:table-cell office:value-type="string" calcext:value-type="string">
            <text:p>ctxRemoveSpace</text:p>
          </table:table-cell>
          <table:table-cell office:value-type="string" calcext:value-type="string">
            <text:p>Ctx, R</text:p>
          </table:table-cell>
          <table:table-cell office:value-type="string" calcext:value-type="string">
            <text:p>Ctrl + R</text:p>
          </table:table-cell>
          <table:table-cell table:number-columns-repeated="2"/>
          <table:table-cell office:value-type="string" calcext:value-type="string">
            <text:p>mnuEditRemoveSpace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(Caption Context) / Merge Captions</text:p>
          </table:table-cell>
          <table:table-cell office:value-type="string" calcext:value-type="string">
            <text:p>ctxMergeCaptions</text:p>
          </table:table-cell>
          <table:table-cell office:value-type="string" calcext:value-type="string">
            <text:p>Ctx, M</text:p>
          </table:table-cell>
          <table:table-cell office:value-type="string" calcext:value-type="string">
            <text:p>Ctrl + M</text:p>
          </table:table-cell>
          <table:table-cell table:number-columns-repeated="2"/>
          <table:table-cell office:value-type="string" calcext:value-type="string">
            <text:p>mnuEditMergeCaptions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(Caption Context) / Delete Caption</text:p>
          </table:table-cell>
          <table:table-cell office:value-type="string" calcext:value-type="string">
            <text:p>ctxDeleteCaption</text:p>
          </table:table-cell>
          <table:table-cell office:value-type="string" calcext:value-type="string">
            <text:p>Ctx, D</text:p>
          </table:table-cell>
          <table:table-cell office:value-type="string" calcext:value-type="string">
            <text:p>Crtl + D</text:p>
          </table:table-cell>
          <table:table-cell table:number-columns-repeated="2"/>
          <table:table-cell office:value-type="string" calcext:value-type="string">
            <text:p>mnuEditDeleteCaption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(Caption Context) / Caption Properties</text:p>
          </table:table-cell>
          <table:table-cell office:value-type="string" calcext:value-type="string">
            <text:p>ctxCaptionProperties</text:p>
          </table:table-cell>
          <table:table-cell office:value-type="string" calcext:value-type="string">
            <text:p>Ctx, P</text:p>
          </table:table-cell>
          <table:table-cell office:value-type="string" calcext:value-type="string">
            <text:p>Ctrl + Enter</text:p>
          </table:table-cell>
          <table:table-cell table:number-columns-repeated="2"/>
          <table:table-cell office:value-type="string" calcext:value-type="string">
            <text:p>mnuEditCaptionProperties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txSep1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Caption Context) / Select None</text:p>
          </table:table-cell>
          <table:table-cell office:value-type="string" calcext:value-type="string">
            <text:p>ctxSelectNone</text:p>
          </table:table-cell>
          <table:table-cell office:value-type="string" calcext:value-type="string">
            <text:p>Ctx, N</text:p>
          </table:table-cell>
          <table:table-cell office:value-type="string" calcext:value-type="string">
            <text:p>Ctrl + Shift + A</text:p>
          </table:table-cell>
          <table:table-cell table:number-columns-repeated="2"/>
          <table:table-cell office:value-type="string" calcext:value-type="string">
            <text:p>mnuEditSelectNone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(Caption Context) / Select Time From Caption</text:p>
          </table:table-cell>
          <table:table-cell office:value-type="string" calcext:value-type="string">
            <text:p>ctxSelectTimeFromCaption</text:p>
          </table:table-cell>
          <table:table-cell office:value-type="string" calcext:value-type="string">
            <text:p>Ctx. L</text:p>
          </table:table-cell>
          <table:table-cell office:value-type="string" calcext:value-type="string">
            <text:p>Ctrl + Shift + T</text:p>
          </table:table-cell>
          <table:table-cell table:number-columns-repeated="2"/>
          <table:table-cell office:value-type="string" calcext:value-type="string">
            <text:p>mnuEditSelectTimeFromCaption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(Caption Context) / Snap Caption To Selection</text:p>
          </table:table-cell>
          <table:table-cell office:value-type="string" calcext:value-type="string">
            <text:p>ctxSnapCaptionToSelection</text:p>
          </table:table-cell>
          <table:table-cell office:value-type="string" calcext:value-type="string">
            <text:p>Ctx, E</text:p>
          </table:table-cell>
          <table:table-cell office:value-type="string" calcext:value-type="string">
            <text:p>Ctrl + E</text:p>
          </table:table-cell>
          <table:table-cell table:number-columns-repeated="2"/>
          <table:table-cell office:value-type="string" calcext:value-type="string">
            <text:p>mnuEditSnapCaptionToSelection</text:p>
          </table:table-cell>
          <table:table-cell table:style-name="Default" table:number-columns-repeated="16376"/>
        </table:table-row>
      </table:table>
      <table:table table:name="CaptionProject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7" table:number-columns-repeated="16380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tionFi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ilename of the caption.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monlyUsedWords</text:p>
          </table:table-cell>
          <table:table-cell office:value-type="string" calcext:value-type="string">
            <text:p>List&lt;string&gt;</text:p>
          </table:table-cell>
          <table:table-cell office:value-type="string" calcext:value-type="string">
            <text:p>List of commonly-used words in this project.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lder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lder path of the project.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Fi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ive filename of the media for this project.</text:p>
          </table:table-cell>
          <table:table-cell table:style-name="Default"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chema version of the loaded file.</text:p>
          </table:table-cell>
          <table:table-cell table:style-name="Default" table:number-columns-repeated="16380"/>
        </table:table-row>
      </table:table>
      <table:table table:name="InsertOnSelected" table:style-name="ta3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79"/>
        <table:table-row table:style-name="ro1">
          <table:table-cell office:value-type="string" calcext:value-type="string">
            <text:p>CaptionPrev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Entry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Action</text:p>
          </table:table-cell>
          <table:table-cell table:style-name="Default" table:number-columns-repeated="16379"/>
        </table:table-row>
        <table:table-row table:style-name="ro1">
          <table:table-cell table:number-columns-repeated="3" office:value-type="string" calcext:value-type="string">
            <text:p>1 - Normal</text:p>
          </table:table-cell>
          <table:table-cell office:value-type="string" calcext:value-type="string">
            <text:p>CaptionCaptionCaption</text:p>
          </table:table-cell>
          <table:table-cell office:value-type="string" calcext:value-type="string">
            <text:p>Break the existing item in half. Left side becomes new caption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string" calcext:value-type="string">
            <text:p>1 - Normal</text:p>
          </table:table-cell>
          <table:table-cell office:value-type="string" calcext:value-type="string">
            <text:p>0 - Space</text:p>
          </table:table-cell>
          <table:table-cell office:value-type="string" calcext:value-type="string">
            <text:p>CaptionCaptionSpace</text:p>
          </table:table-cell>
          <table:table-cell office:value-type="string" calcext:value-type="string">
            <text:p>Break the existing item in half. Left side becomes new space.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1 - Normal</text:p>
          </table:table-cell>
          <table:table-cell office:value-type="string" calcext:value-type="string">
            <text:p>0 - Space</text:p>
          </table:table-cell>
          <table:table-cell office:value-type="string" calcext:value-type="string">
            <text:p>1 - Normal</text:p>
          </table:table-cell>
          <table:table-cell office:value-type="string" calcext:value-type="string">
            <text:p>CaptionSpaceCaption</text:p>
          </table:table-cell>
          <table:table-cell office:value-type="string" calcext:value-type="string">
            <text:p>No action.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1 - Normal</text:p>
          </table:table-cell>
          <table:table-cell table:number-columns-repeated="2" office:value-type="string" calcext:value-type="string">
            <text:p>0 - Space</text:p>
          </table:table-cell>
          <table:table-cell office:value-type="string" calcext:value-type="string">
            <text:p>CaptionSpaceSpace</text:p>
          </table:table-cell>
          <table:table-cell office:value-type="string" calcext:value-type="string">
            <text:p>No action.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0 - Space</text:p>
          </table:table-cell>
          <table:table-cell table:number-columns-repeated="2" office:value-type="string" calcext:value-type="string">
            <text:p>1 - Normal</text:p>
          </table:table-cell>
          <table:table-cell office:value-type="string" calcext:value-type="string">
            <text:p>SpaceCaptionCaption</text:p>
          </table:table-cell>
          <table:table-cell office:value-type="string" calcext:value-type="string">
            <text:p>Break the existing item in half. Left side becomes new caption.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0 - Space</text:p>
          </table:table-cell>
          <table:table-cell office:value-type="string" calcext:value-type="string">
            <text:p>1 - Normal</text:p>
          </table:table-cell>
          <table:table-cell office:value-type="string" calcext:value-type="string">
            <text:p>0 - Space</text:p>
          </table:table-cell>
          <table:table-cell office:value-type="string" calcext:value-type="string">
            <text:p>SpaceCaptionSpace</text:p>
          </table:table-cell>
          <table:table-cell office:value-type="string" calcext:value-type="string">
            <text:p>Space in previous is extended into half of caption.</text:p>
          </table:table-cell>
          <table:table-cell table:style-name="Default" table:number-columns-repeated="16379"/>
        </table:table-row>
        <table:table-row table:style-name="ro1">
          <table:table-cell table:number-columns-repeated="3" office:value-type="string" calcext:value-type="string">
            <text:p>0 - Space</text:p>
          </table:table-cell>
          <table:table-cell office:value-type="string" calcext:value-type="string">
            <text:p>SpaceOnly</text:p>
          </table:table-cell>
          <table:table-cell office:value-type="string" calcext:value-type="string">
            <text:p>No action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string" calcext:value-type="string">
            <text:p>0 - Space</text:p>
          </table:table-cell>
          <table:table-cell office:value-type="string" calcext:value-type="string">
            <text:p>1 - Normal</text:p>
          </table:table-cell>
          <table:table-cell office:value-type="string" calcext:value-type="string">
            <text:p>SpaceSpaceCaption</text:p>
          </table:table-cell>
          <table:table-cell office:value-type="string" calcext:value-type="string">
            <text:p>No action.</text:p>
          </table:table-cell>
          <table:table-cell table:style-name="Default" table:number-columns-repeated="16379"/>
        </table:table-row>
      </table:table>
      <table:table table:name="Work" table:style-name="ta4">
        <table:table-column table:style-name="co7" table:default-cell-style-name="Default"/>
        <table:table-column table:style-name="co1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7" table:number-columns-repeated="16379"/>
        <table:table-row table:style-name="ro1">
          <table:table-cell office:value-type="string" calcext:value-type="string">
            <text:p>Count</text:p>
            <draw:connector table:end-cell-address="Work.A1" table:end-x="0.0394in" table:end-y="0.0394in" draw:z-index="0" draw:name="Straight Connector 2" draw:style-name="gr1" draw:text-style-name="P1" draw:type="line" svg:x1="2.3949in" svg:y1="4.4957in" svg:x2="4.0457in" svg:y2="4.5165in" svg:d="M6083 11419l4193 53" svg:viewBox="0 0 4194 54">
              <text:p/>
            </draw:connector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Match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\\MachineName\FolderName\Another folder</text:p>
          </table:table-cell>
          <table:table-cell office:value-type="string" calcext:value-type="string">
            <text:p>\\MachineName\FolderName\Another folder\Textfile.txt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\\MachineName</text:p>
          </table:table-cell>
          <table:table-cell table:formula="of:=IF([.C3]=[.D3];1;0)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lderName</text:p>
          </table:table-cell>
          <table:table-cell table:formula="of:=IF([.C4]=[.D4];1;0)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InterestingFolder</text:p>
          </table:table-cell>
          <table:table-cell table:formula="of:=IF([.C5]=[.D5];1;0)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BaseFolder</text:p>
          </table:table-cell>
          <table:table-cell office:value-type="string" calcext:value-type="string">
            <text:p>TargetFolder</text:p>
          </table:table-cell>
          <table:table-cell table:formula="of:=IF([.C6]=[.D6];1;0)" office:value-type="float" office:value="0" calcext:value-type="float">
            <text:p>0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condBaseFolder</text:p>
          </table:table-cell>
          <table:table-cell office:value-type="string" calcext:value-type="string">
            <text:p>NewTargetFolder</text:p>
          </table:table-cell>
          <table:table-cell table:formula="of:=IF([.C7]=[.D7];1;0)" office:value-type="float" office:value="0" calcext:value-type="float">
            <text:p>0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other folder</text:p>
          </table:table-cell>
          <table:table-cell table:formula="of:=IF([.C8]=[.D8];1;0)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extfile.txt</text:p>
          </table:table-cell>
          <table:table-cell table:formula="of:=IF([.C9]=[.D9];1;0)" office:value-type="float" office:value="0" calcext:value-type="float">
            <text:p>0</text:p>
          </table:table-cell>
          <table:table-cell table:style-name="Default" table:number-columns-repeated="16379"/>
        </table:table-row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A12]+([.B12]/2)" office:value-type="float" office:value="59" calcext:value-type="float">
            <text:p>59</text:p>
          </table:table-cell>
          <table:table-cell table:formula="of:=[.C15]-[.C12]" office:value-type="float" office:value="346" calcext:value-type="float">
            <text:p>346</text:p>
          </table:table-cell>
          <table:table-cell table:formula="of:=[.C12]+([.D12]/3)" office:value-type="float" office:value="174.333333333333" calcext:value-type="float">
            <text:p>174.333333333333</text:p>
          </table:table-cell>
          <table:table-cell table:style-name="Default" table:number-columns-repeated="16379"/>
        </table:table-row>
        <table:table-row table:style-name="ro1">
          <table:table-cell table:formula="of:=[.A12]+([.D12]/3)" office:value-type="float" office:value="127.333333333333" calcext:value-type="float">
            <text:p>127.333333333333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formula="of:=[.A13]+([.D12]/3)" office:value-type="float" office:value="242.666666666667" calcext:value-type="float">
            <text:p>242.66666666666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4" calcext:value-type="float">
            <text:p>94</text:p>
          </table:table-cell>
          <table:table-cell table:formula="of:=[.A15]+([.B15]/2)" office:value-type="float" office:value="405" calcext:value-type="float">
            <text:p>405</text:p>
          </table:table-cell>
          <table:table-cell table:number-columns-repeated="2"/>
          <table:table-cell table:style-name="Default" table:number-columns-repeated="16379"/>
        </table:table-row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 table:formula="of:=12+30+12" office:value-type="float" office:value="54" calcext:value-type="float">
            <text:p>54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formula="of:=51+27+12" office:value-type="float" office:value="90" calcext:value-type="float">
            <text:p>90</text:p>
          </table:table-cell>
          <table:table-cell table:number-columns-repeated="4"/>
          <table:table-cell table:style-name="Default" table:number-columns-repeated="16379"/>
        </table:table-row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60*([.A24]/12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60*([.A25]/12)" office:value-type="float" office:value="30" calcext:value-type="float">
            <text:p>30</text:p>
          </table:table-cell>
          <table:table-cell table:formula="of:=DEGREES(ATAN2(0.03;1.74))" office:value-type="float" office:value="89.0122396003602" calcext:value-type="float">
            <text:p>89.0122396003602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60*([.A26]/12)" office:value-type="float" office:value="60" calcext:value-type="float">
            <text:p>6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60*([.A27]/12)" office:value-type="float" office:value="90" calcext:value-type="float">
            <text:p>9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60*([.A28]/12)" office:value-type="float" office:value="120" calcext:value-type="float">
            <text:p>12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60*([.A29]/12)" office:value-type="float" office:value="150" calcext:value-type="float">
            <text:p>15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60*([.A30]/12)" office:value-type="float" office:value="180" calcext:value-type="float">
            <text:p>18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60*([.A31]/12)" office:value-type="float" office:value="210" calcext:value-type="float">
            <text:p>21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60*([.A32]/12)" office:value-type="float" office:value="240" calcext:value-type="float">
            <text:p>24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60*([.A33]/12)" office:value-type="float" office:value="270" calcext:value-type="float">
            <text:p>27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60*([.A34]/12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60*([.A35]/12)" office:value-type="float" office:value="330" calcext:value-type="float">
            <text:p>33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60*([.A36]/12)" office:value-type="float" office:value="360" calcext:value-type="float">
            <text:p>36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  <table:table-cell table:style-name="Default" table:number-columns-repeated="16379"/>
        </table:table-row>
      </table:table>
      <table:table table:name="Video1MouseClicks" table:style-name="ta5">
        <table:table-column table:style-name="co7" table:number-columns-repeated="12" table:default-cell-style-name="Default"/>
        <table:table-column table:style-name="co7" table:number-columns-repeated="16372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-1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formula="of:=[.C2]+11" office:value-type="float" office:value="179" calcext:value-type="float">
            <text:p>179</text:p>
          </table:table-cell>
          <table:table-cell table:formula="of:=[.D2]+1" office:value-type="float" office:value="180" calcext:value-type="float">
            <text:p>180</text:p>
          </table:table-cell>
          <table:table-cell office:value-type="float" office:value="-0.495045" calcext:value-type="float">
            <text:p>-0.495045</text:p>
          </table:table-cell>
          <table:table-cell office:value-type="float" office:value="-0.185293" calcext:value-type="float">
            <text:p>-0.185293</text:p>
          </table:table-cell>
          <table:table-cell office:value-type="float" office:value="0.198562" calcext:value-type="float">
            <text:p>0.19856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g onto stream.</text:p>
          </table:table-cell>
          <table:table-cell table:style-name="Default"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-1"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formula="of:=[.C3]+11" office:value-type="float" office:value="244" calcext:value-type="float">
            <text:p>244</text:p>
          </table:table-cell>
          <table:table-cell table:formula="of:=[.D3]+1" office:value-type="float" office:value="245" calcext:value-type="float">
            <text:p>245</text:p>
          </table:table-cell>
          <table:table-cell office:value-type="float" office:value="-0.50427" calcext:value-type="float">
            <text:p>-0.50427</text:p>
          </table:table-cell>
          <table:table-cell office:value-type="float" office:value="-0.159364" calcext:value-type="float">
            <text:p>-0.159364</text:p>
          </table:table-cell>
          <table:table-cell office:value-type="float" office:value="0.160205" calcext:value-type="float">
            <text:p>0.16020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g onto stream.</text:p>
          </table:table-cell>
          <table:table-cell table:style-name="Default"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-1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formula="of:=[.C4]+11" office:value-type="float" office:value="411" calcext:value-type="float">
            <text:p>411</text:p>
          </table:table-cell>
          <table:table-cell table:formula="of:=[.D4]+1" office:value-type="float" office:value="412" calcext:value-type="float">
            <text:p>412</text:p>
          </table:table-cell>
          <table:table-cell office:value-type="float" office:value="0.223536" calcext:value-type="float">
            <text:p>0.223536</text:p>
          </table:table-cell>
          <table:table-cell office:value-type="float" office:value="0" calcext:value-type="float">
            <text:p>0</text:p>
          </table:table-cell>
          <table:table-cell office:value-type="float" office:value="-0.1997" calcext:value-type="float">
            <text:p>-0.199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ag onto stream.</text:p>
          </table:table-cell>
          <table:table-cell table:style-name="Default"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-1"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table:formula="of:=[.C5]+11" office:value-type="float" office:value="596" calcext:value-type="float">
            <text:p>596</text:p>
          </table:table-cell>
          <table:table-cell table:formula="of:=[.D5]+1" office:value-type="float" office:value="597" calcext:value-type="float">
            <text:p>597</text:p>
          </table:table-cell>
          <table:table-cell office:value-type="float" office:value="-0.140185" calcext:value-type="float">
            <text:p>-0.14018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7046" calcext:value-type="float">
            <text:p>-0.05704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-1"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table:formula="of:=[.C6]+11" office:value-type="float" office:value="919" calcext:value-type="float">
            <text:p>919</text:p>
          </table:table-cell>
          <table:table-cell table:formula="of:=[.D6]+1" office:value-type="float" office:value="920" calcext:value-type="float">
            <text:p>920</text:p>
          </table:table-cell>
          <table:table-cell office:value-type="float" office:value="-0.122856" calcext:value-type="float">
            <text:p>-0.12285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71712" calcext:value-type="float">
            <text:p>-0.3717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s</text:p>
          </table:table-cell>
          <table:table-cell table:style-name="Default"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-1"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table:formula="of:=[.C7]+11" office:value-type="float" office:value="1029" calcext:value-type="float">
            <text:p>1029</text:p>
          </table:table-cell>
          <table:table-cell table:formula="of:=[.D7]+1" office:value-type="float" office:value="1030" calcext:value-type="float">
            <text:p>1030</text:p>
          </table:table-cell>
          <table:table-cell office:value-type="float" office:value="0.089026" calcext:value-type="float">
            <text:p>0.08902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02441" calcext:value-type="float">
            <text:p>-0.40244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-1"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table:formula="of:=[.C8]+11" office:value-type="float" office:value="1179" calcext:value-type="float">
            <text:p>1179</text:p>
          </table:table-cell>
          <table:table-cell table:formula="of:=[.D8]+1" office:value-type="float" office:value="1180" calcext:value-type="float">
            <text:p>1180</text:p>
          </table:table-cell>
          <table:table-cell office:value-type="float" office:value="-0.537645" calcext:value-type="float">
            <text:p>-0.53764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56046" calcext:value-type="float">
            <text:p>-0.45604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-1"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table:formula="of:=[.C9]+11" office:value-type="float" office:value="1221" calcext:value-type="float">
            <text:p>1221</text:p>
          </table:table-cell>
          <table:table-cell table:formula="of:=[.D9]+1" office:value-type="float" office:value="1222" calcext:value-type="float">
            <text:p>1222</text:p>
          </table:table-cell>
          <table:table-cell office:value-type="float" office:value="-0.600138" calcext:value-type="float">
            <text:p>-0.60013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4785" calcext:value-type="float">
            <text:p>0.0147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-1" office:value-type="float" office:value="1401" calcext:value-type="float">
            <text:p>1401</text:p>
          </table:table-cell>
          <table:table-cell office:value-type="float" office:value="1402" calcext:value-type="float">
            <text:p>1402</text:p>
          </table:table-cell>
          <table:table-cell table:formula="of:=[.C10]+11" office:value-type="float" office:value="1413" calcext:value-type="float">
            <text:p>1413</text:p>
          </table:table-cell>
          <table:table-cell table:formula="of:=[.D10]+1" office:value-type="float" office:value="1414" calcext:value-type="float">
            <text:p>1414</text:p>
          </table:table-cell>
          <table:table-cell office:value-type="float" office:value="-0.28535" calcext:value-type="float">
            <text:p>-0.2853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5476" calcext:value-type="float">
            <text:p>0.03547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-1"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table:formula="of:=[.C11]+11" office:value-type="float" office:value="1709" calcext:value-type="float">
            <text:p>1709</text:p>
          </table:table-cell>
          <table:table-cell table:formula="of:=[.D11]+1" office:value-type="float" office:value="1710" calcext:value-type="float">
            <text:p>1710</text:p>
          </table:table-cell>
          <table:table-cell office:value-type="float" office:value="0.44138" calcext:value-type="float">
            <text:p>0.4413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-1"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table:formula="of:=[.C12]+11" office:value-type="float" office:value="1963" calcext:value-type="float">
            <text:p>1963</text:p>
          </table:table-cell>
          <table:table-cell table:formula="of:=[.D12]+1" office:value-type="float" office:value="1964" calcext:value-type="float">
            <text:p>1964</text:p>
          </table:table-cell>
          <table:table-cell office:value-type="float" office:value="0.296434" calcext:value-type="float">
            <text:p>0.2964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8966" calcext:value-type="float">
            <text:p>-0.08896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-1" office:value-type="float" office:value="2215" calcext:value-type="float">
            <text:p>2215</text:p>
          </table:table-cell>
          <table:table-cell office:value-type="float" office:value="2216" calcext:value-type="float">
            <text:p>2216</text:p>
          </table:table-cell>
          <table:table-cell table:formula="of:=[.C13]+11" office:value-type="float" office:value="2227" calcext:value-type="float">
            <text:p>2227</text:p>
          </table:table-cell>
          <table:table-cell table:formula="of:=[.D13]+1" office:value-type="float" office:value="2228" calcext:value-type="float">
            <text:p>2228</text:p>
          </table:table-cell>
          <table:table-cell office:value-type="float" office:value="-0.417605" calcext:value-type="float">
            <text:p>-0.4176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6807" calcext:value-type="float">
            <text:p>-0.13680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-1" office:value-type="float" office:value="2256" calcext:value-type="float">
            <text:p>2256</text:p>
          </table:table-cell>
          <table:table-cell office:value-type="float" office:value="2257" calcext:value-type="float">
            <text:p>2257</text:p>
          </table:table-cell>
          <table:table-cell table:formula="of:=[.C14]+11" office:value-type="float" office:value="2268" calcext:value-type="float">
            <text:p>2268</text:p>
          </table:table-cell>
          <table:table-cell table:formula="of:=[.D14]+1" office:value-type="float" office:value="2269" calcext:value-type="float">
            <text:p>2269</text:p>
          </table:table-cell>
          <table:table-cell office:value-type="float" office:value="-0.422644" calcext:value-type="float">
            <text:p>-0.42264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8464" calcext:value-type="float">
            <text:p>-0.09846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-1" office:value-type="float" office:value="2305" calcext:value-type="float">
            <text:p>2305</text:p>
          </table:table-cell>
          <table:table-cell office:value-type="float" office:value="2306" calcext:value-type="float">
            <text:p>2306</text:p>
          </table:table-cell>
          <table:table-cell table:formula="of:=[.C15]+11" office:value-type="float" office:value="2317" calcext:value-type="float">
            <text:p>2317</text:p>
          </table:table-cell>
          <table:table-cell table:formula="of:=[.D15]+1" office:value-type="float" office:value="2318" calcext:value-type="float">
            <text:p>2318</text:p>
          </table:table-cell>
          <table:table-cell office:value-type="float" office:value="-0.328019" calcext:value-type="float">
            <text:p>-0.3280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2254" calcext:value-type="float">
            <text:p>0.12225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-1" office:value-type="float" office:value="2365" calcext:value-type="float">
            <text:p>2365</text:p>
          </table:table-cell>
          <table:table-cell office:value-type="float" office:value="2366" calcext:value-type="float">
            <text:p>2366</text:p>
          </table:table-cell>
          <table:table-cell table:formula="of:=[.C16]+11" office:value-type="float" office:value="2377" calcext:value-type="float">
            <text:p>2377</text:p>
          </table:table-cell>
          <table:table-cell table:formula="of:=[.D16]+1" office:value-type="float" office:value="2378" calcext:value-type="float">
            <text:p>2378</text:p>
          </table:table-cell>
          <table:table-cell office:value-type="float" office:value="-0.107603" calcext:value-type="float">
            <text:p>-0.1076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-1" office:value-type="float" office:value="2389" calcext:value-type="float">
            <text:p>2389</text:p>
          </table:table-cell>
          <table:table-cell office:value-type="float" office:value="2390" calcext:value-type="float">
            <text:p>2390</text:p>
          </table:table-cell>
          <table:table-cell table:formula="of:=[.C17]+11" office:value-type="float" office:value="2401" calcext:value-type="float">
            <text:p>2401</text:p>
          </table:table-cell>
          <table:table-cell table:formula="of:=[.D17]+1" office:value-type="float" office:value="2402" calcext:value-type="float">
            <text:p>2402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2623" calcext:value-type="float">
            <text:p>0.01262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-1" office:value-type="float" office:value="2491" calcext:value-type="float">
            <text:p>2491</text:p>
          </table:table-cell>
          <table:table-cell office:value-type="float" office:value="2492" calcext:value-type="float">
            <text:p>2492</text:p>
          </table:table-cell>
          <table:table-cell table:formula="of:=[.C18]+11" office:value-type="float" office:value="2503" calcext:value-type="float">
            <text:p>2503</text:p>
          </table:table-cell>
          <table:table-cell table:formula="of:=[.D18]+1" office:value-type="float" office:value="2504" calcext:value-type="float">
            <text:p>2504</text:p>
          </table:table-cell>
          <table:table-cell office:value-type="float" office:value="-0.381146" calcext:value-type="float">
            <text:p>-0.38114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04719" calcext:value-type="float">
            <text:p>0.1047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-1" office:value-type="float" office:value="2603" calcext:value-type="float">
            <text:p>2603</text:p>
          </table:table-cell>
          <table:table-cell office:value-type="float" office:value="2604" calcext:value-type="float">
            <text:p>2604</text:p>
          </table:table-cell>
          <table:table-cell table:formula="of:=[.C19]+11" office:value-type="float" office:value="2615" calcext:value-type="float">
            <text:p>2615</text:p>
          </table:table-cell>
          <table:table-cell table:formula="of:=[.D19]+1" office:value-type="float" office:value="2616" calcext:value-type="float">
            <text:p>2616</text:p>
          </table:table-cell>
          <table:table-cell office:value-type="float" office:value="-0.286644" calcext:value-type="float">
            <text:p>-0.28664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62522" calcext:value-type="float">
            <text:p>-0.16252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-1" office:value-type="float" office:value="2811" calcext:value-type="float">
            <text:p>2811</text:p>
          </table:table-cell>
          <table:table-cell office:value-type="float" office:value="2812" calcext:value-type="float">
            <text:p>2812</text:p>
          </table:table-cell>
          <table:table-cell table:formula="of:=[.C20]+11" office:value-type="float" office:value="2823" calcext:value-type="float">
            <text:p>2823</text:p>
          </table:table-cell>
          <table:table-cell table:formula="of:=[.D20]+1" office:value-type="float" office:value="2824" calcext:value-type="float">
            <text:p>2824</text:p>
          </table:table-cell>
          <table:table-cell office:value-type="float" office:value="-0.817316" calcext:value-type="float">
            <text:p>-0.817316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4267" calcext:value-type="float">
            <text:p>0.47426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-1"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table:formula="of:=[.C21]+11" office:value-type="float" office:value="2866" calcext:value-type="float">
            <text:p>2866</text:p>
          </table:table-cell>
          <table:table-cell table:formula="of:=[.D21]+1" office:value-type="float" office:value="2867" calcext:value-type="float">
            <text:p>2867</text:p>
          </table:table-cell>
          <table:table-cell office:value-type="float" office:value="-0.782906" calcext:value-type="float">
            <text:p>-0.7829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371456" calcext:value-type="float">
            <text:p>0.37145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2]-1" office:value-type="float" office:value="2919" calcext:value-type="float">
            <text:p>2919</text:p>
          </table:table-cell>
          <table:table-cell office:value-type="float" office:value="2920" calcext:value-type="float">
            <text:p>2920</text:p>
          </table:table-cell>
          <table:table-cell table:formula="of:=[.C22]+11" office:value-type="float" office:value="2931" calcext:value-type="float">
            <text:p>2931</text:p>
          </table:table-cell>
          <table:table-cell table:formula="of:=[.D22]+1" office:value-type="float" office:value="2932" calcext:value-type="float">
            <text:p>2932</text:p>
          </table:table-cell>
          <table:table-cell office:value-type="float" office:value="-0.54593" calcext:value-type="float">
            <text:p>-0.5459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62707" calcext:value-type="float">
            <text:p>0.26270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3]-1"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table:formula="of:=[.C23]+11" office:value-type="float" office:value="3009" calcext:value-type="float">
            <text:p>3009</text:p>
          </table:table-cell>
          <table:table-cell table:formula="of:=[.D23]+1" office:value-type="float" office:value="3010" calcext:value-type="float">
            <text:p>3010</text:p>
          </table:table-cell>
          <table:table-cell office:value-type="float" office:value="-0.815754" calcext:value-type="float">
            <text:p>-0.815754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1153" calcext:value-type="float">
            <text:p>0.47115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4]-1" office:value-type="float" office:value="3054" calcext:value-type="float">
            <text:p>3054</text:p>
          </table:table-cell>
          <table:table-cell office:value-type="float" office:value="3055" calcext:value-type="float">
            <text:p>3055</text:p>
          </table:table-cell>
          <table:table-cell table:formula="of:=[.C24]+11" office:value-type="float" office:value="3066" calcext:value-type="float">
            <text:p>3066</text:p>
          </table:table-cell>
          <table:table-cell table:formula="of:=[.D24]+1" office:value-type="float" office:value="3067" calcext:value-type="float">
            <text:p>3067</text:p>
          </table:table-cell>
          <table:table-cell office:value-type="float" office:value="-0.746978" calcext:value-type="float">
            <text:p>-0.746978</text:p>
          </table:table-cell>
          <table:table-cell office:value-type="float" office:value="-0.02" calcext:value-type="float">
            <text:p>-0.02</text:p>
          </table:table-cell>
          <table:table-cell office:value-type="float" office:value="0.299815" calcext:value-type="float">
            <text:p>0.29981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5]-1"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table:formula="of:=[.C25]+11" office:value-type="float" office:value="3139" calcext:value-type="float">
            <text:p>3139</text:p>
          </table:table-cell>
          <table:table-cell table:formula="of:=[.D25]+1" office:value-type="float" office:value="3140" calcext:value-type="float">
            <text:p>3140</text:p>
          </table:table-cell>
          <table:table-cell office:value-type="float" office:value="-0.552155" calcext:value-type="float">
            <text:p>-0.552155</text:p>
          </table:table-cell>
          <table:table-cell office:value-type="float" office:value="-0.02" calcext:value-type="float">
            <text:p>-0.02</text:p>
          </table:table-cell>
          <table:table-cell office:value-type="float" office:value="0.256463" calcext:value-type="float">
            <text:p>0.25646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6]-1" office:value-type="float" office:value="3186" calcext:value-type="float">
            <text:p>3186</text:p>
          </table:table-cell>
          <table:table-cell office:value-type="float" office:value="3187" calcext:value-type="float">
            <text:p>3187</text:p>
          </table:table-cell>
          <table:table-cell table:formula="of:=[.C26]+11" office:value-type="float" office:value="3198" calcext:value-type="float">
            <text:p>3198</text:p>
          </table:table-cell>
          <table:table-cell table:formula="of:=[.D26]+1" office:value-type="float" office:value="3199" calcext:value-type="float">
            <text:p>3199</text:p>
          </table:table-cell>
          <table:table-cell office:value-type="float" office:value="-0.570532" calcext:value-type="float">
            <text:p>-0.57053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7]-1" office:value-type="float" office:value="3282" calcext:value-type="float">
            <text:p>3282</text:p>
          </table:table-cell>
          <table:table-cell office:value-type="float" office:value="3283" calcext:value-type="float">
            <text:p>3283</text:p>
          </table:table-cell>
          <table:table-cell table:formula="of:=[.C27]+11" office:value-type="float" office:value="3294" calcext:value-type="float">
            <text:p>3294</text:p>
          </table:table-cell>
          <table:table-cell table:formula="of:=[.D27]+1" office:value-type="float" office:value="3295" calcext:value-type="float">
            <text:p>3295</text:p>
          </table:table-cell>
          <table:table-cell office:value-type="float" office:value="-0.212007" calcext:value-type="float">
            <text:p>-0.2120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2111" calcext:value-type="float">
            <text:p>-0.0221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8]-1" office:value-type="float" office:value="3338" calcext:value-type="float">
            <text:p>3338</text:p>
          </table:table-cell>
          <table:table-cell office:value-type="float" office:value="3339" calcext:value-type="float">
            <text:p>3339</text:p>
          </table:table-cell>
          <table:table-cell table:formula="of:=[.C28]+11" office:value-type="float" office:value="3350" calcext:value-type="float">
            <text:p>3350</text:p>
          </table:table-cell>
          <table:table-cell table:formula="of:=[.D28]+1" office:value-type="float" office:value="3351" calcext:value-type="float">
            <text:p>3351</text:p>
          </table:table-cell>
          <table:table-cell office:value-type="float" office:value="-0.811089" calcext:value-type="float">
            <text:p>-0.811089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7394" calcext:value-type="float">
            <text:p>0.4773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29]-1" office:value-type="float" office:value="3366" calcext:value-type="float">
            <text:p>3366</text:p>
          </table:table-cell>
          <table:table-cell office:value-type="float" office:value="3367" calcext:value-type="float">
            <text:p>3367</text:p>
          </table:table-cell>
          <table:table-cell table:formula="of:=[.C29]+11" office:value-type="float" office:value="3378" calcext:value-type="float">
            <text:p>3378</text:p>
          </table:table-cell>
          <table:table-cell table:formula="of:=[.D29]+1" office:value-type="float" office:value="3379" calcext:value-type="float">
            <text:p>3379</text:p>
          </table:table-cell>
          <table:table-cell office:value-type="float" office:value="-0.803235" calcext:value-type="float">
            <text:p>-0.803235</text:p>
          </table:table-cell>
          <table:table-cell office:value-type="float" office:value="-0.02" calcext:value-type="float">
            <text:p>-0.02</text:p>
          </table:table-cell>
          <table:table-cell office:value-type="float" office:value="0.429091" calcext:value-type="float">
            <text:p>0.4290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0]-1" office:value-type="float" office:value="3417" calcext:value-type="float">
            <text:p>3417</text:p>
          </table:table-cell>
          <table:table-cell office:value-type="float" office:value="3418" calcext:value-type="float">
            <text:p>3418</text:p>
          </table:table-cell>
          <table:table-cell table:formula="of:=[.C30]+11" office:value-type="float" office:value="3429" calcext:value-type="float">
            <text:p>3429</text:p>
          </table:table-cell>
          <table:table-cell table:formula="of:=[.D30]+1" office:value-type="float" office:value="3430" calcext:value-type="float">
            <text:p>3430</text:p>
          </table:table-cell>
          <table:table-cell office:value-type="float" office:value="-0.7233" calcext:value-type="float">
            <text:p>-0.723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9172" calcext:value-type="float">
            <text:p>0.0691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</table:table>
      <table:table table:name="WordTiming" table:style-name="ta6">
        <table:table-column table:style-name="co7" table:number-columns-repeated="116" table:default-cell-style-name="Default"/>
        <table:table-column table:style-name="co7" table:number-columns-repeated="16268"/>
        <table:table-row table:style-name="ro1" table:number-rows-repeated="2">
          <table:table-cell table:number-columns-repeated="116"/>
          <table:table-cell table:style-name="Default" table:number-columns-repeated="1626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office:annotation draw:style-name="gr2" draw:text-style-name="P2" svg:width="1.2386in" svg:height="0.8161in" svg:x="0.7028in" svg:y="0.4417in" draw:caption-point-x="-0.1039in" draw:caption-point-y="0.1248in">
              <dc:creator>tc={1CF6D242-DC9B-4031-81D5-5E33269A9579}</dc:creator>
              <meta:date-string/>
              <text:p>[Threaded comment]</text:p>
              <text:p/>
              <text:p>Your version of Excel allows you to read this threaded comment; however, any edits to it will get removed if the file is opened in a newer version of Excel. Learn more: https://go.microsoft.com/fwlink/?linkid=870924</text:p>
              <text:p/>
              <text:p>Comment:</text:p>
              <text:p><text:s text:c="4"/>For this example see the file CaptionTimingFromMicrosoftStream.txt</text:p>
            </office:annotation>
            <text:p>Start:</text:p>
          </table:table-cell>
          <table:table-cell office:value-type="float" office:value="3" calcext:value-type="float">
            <text:p>3</text:p>
          </table:table-cell>
          <table:table-cell office:value-type="float" office:value="8.28" calcext:value-type="float">
            <text:p>8.2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End:</text:p>
          </table:table-cell>
          <table:table-cell office:value-type="float" office:value="3" calcext:value-type="float">
            <text:p>3</text:p>
          </table:table-cell>
          <table:table-cell office:value-type="float" office:value="15.36" calcext:value-type="float">
            <text:p>15.36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Duration:</text:p>
          </table:table-cell>
          <table:table-cell table:formula="of:=IF([.C5]-[.C4]&lt;0;[.B5]-[.B4]-1;[.B5]-[.B4])" office:value-type="float" office:value="0" calcext:value-type="float">
            <text:p>0</text:p>
          </table:table-cell>
          <table:table-cell table:formula="of:=[.C5]-[.C4]" office:value-type="float" office:value="7.08" calcext:value-type="float">
            <text:p>7.0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har count:</text:p>
          </table:table-cell>
          <table:table-cell office:value-type="float" office:value="115" calcext:value-type="float">
            <text:p>115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east caps:</text:p>
          </table:table-cell>
          <table:table-cell table:formula="of:=ROUNDUP([.B7]/42;0)" office:value-type="float" office:value="3" calcext:value-type="float">
            <text:p>3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har/s:</text:p>
          </table:table-cell>
          <table:table-cell table:formula="of:=[.B7]/[.C6]" office:value-type="float" office:value="16.2429378531073" calcext:value-type="float">
            <text:p>16.2429378531073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ap/s:</text:p>
          </table:table-cell>
          <table:table-cell table:formula="of:=[.B8]/[.C6]" office:value-type="float" office:value="0.423728813559322" calcext:value-type="float">
            <text:p>0.423728813559322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east load:</text:p>
          </table:table-cell>
          <table:table-cell table:formula="of:=[.B9]/[.B10]" office:value-type="float" office:value="38.3333333333333" calcext:value-type="float">
            <text:p>38.3333333333333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Max load:</text:p>
          </table:table-cell>
          <table:table-cell office:value-type="float" office:value="42" calcext:value-type="float">
            <text:p>42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ap 1:</text:p>
          </table:table-cell>
          <table:table-cell table:formula="of:=[.B4]" office:value-type="float" office:value="3" calcext:value-type="float">
            <text:p>3</text:p>
          </table:table-cell>
          <table:table-cell table:formula="of:=[.C4]" office:value-type="float" office:value="8.28" calcext:value-type="float">
            <text:p>8.2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ap 2:</text:p>
          </table:table-cell>
          <table:table-cell table:formula="of:=[.B4]" office:value-type="float" office:value="3" calcext:value-type="float">
            <text:p>3</text:p>
          </table:table-cell>
          <table:table-cell table:formula="of:=[.C4]+(([.C6]/3)*1)" office:value-type="float" office:value="10.64" calcext:value-type="float">
            <text:p>10.64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ap 3:</text:p>
          </table:table-cell>
          <table:table-cell table:formula="of:=[.B4]" office:value-type="float" office:value="3" calcext:value-type="float">
            <text:p>3</text:p>
          </table:table-cell>
          <table:table-cell table:formula="of:=[.C4]+(([.C6]/3)*2)" office:value-type="float" office:value="13" calcext:value-type="float">
            <text:p>13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Space:</text:p>
          </table:table-cell>
          <table:table-cell table:formula="of:=[.B5]" office:value-type="float" office:value="3" calcext:value-type="float">
            <text:p>3</text:p>
          </table:table-cell>
          <table:table-cell table:formula="of:=[.C5]" office:value-type="float" office:value="15.36" calcext:value-type="float">
            <text:p>15.36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In this case, a full load was available. Also try to avoid cases where the end caption has only a single word.</text:p>
          </table:table-cell>
          <table:table-cell table:number-columns-repeated="115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General letter duration estimate</text:p>
          </table:table-cell>
          <table:table-cell table:number-columns-repeated="115"/>
          <table:table-cell table:style-name="Default" table:number-columns-repeated="16268"/>
        </table:table-row>
        <table:table-row table:style-name="ro1">
          <table:table-cell office:value-type="string" calcext:value-type="string">
            <text:p>aeiouy</text:p>
          </table:table-cell>
          <table:table-cell office:value-type="float" office:value="0.3" calcext:value-type="float">
            <text:p>0.3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bdefhjklmnpqrstvwxz</text:p>
          </table:table-cell>
          <table:table-cell office:value-type="float" office:value="0.2" calcext:value-type="float">
            <text:p>0.2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gy</text:p>
          </table:table-cell>
          <table:table-cell office:value-type="float" office:value="0.1" calcext:value-type="float">
            <text:p>0.1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0.2" calcext:value-type="float">
            <text:p>0.2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Full file profile</text:p>
          </table:table-cell>
          <table:table-cell table:number-columns-repeated="115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haracters</text:p>
          </table:table-cell>
          <table:table-cell office:value-type="float" office:value="115" calcext:value-type="float">
            <text:p>115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sec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Avg SPC</text:p>
          </table:table-cell>
          <table:table-cell table:formula="of:=[.B29]/[.B28]" office:value-type="float" office:value="0.0615652173913044" calcext:value-type="float">
            <text:p>0.0615652173913044</text:p>
          </table:table-cell>
          <table:table-cell office:value-type="string" calcext:value-type="string">
            <text:p>sec/char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ong count</text:p>
          </table:table-cell>
          <table:table-cell office:value-type="float" office:value="58" calcext:value-type="float">
            <text:p>58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Short count</text:p>
          </table:table-cell>
          <table:table-cell office:value-type="float" office:value="40" calcext:value-type="float">
            <text:p>40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ong:Short</text:p>
          </table:table-cell>
          <table:table-cell table:formula="of:=[.B31]/[.B32]" office:value-type="float" office:value="1.45" calcext:value-type="float">
            <text:p>1.45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ong</text:p>
          </table:table-cell>
          <table:table-cell table:formula="of:=[.B30]/[.B33]" office:value-type="float" office:value="0.0424587706146927" calcext:value-type="float">
            <text:p>0.0424587706146927</text:p>
          </table:table-cell>
          <table:table-cell table:formula="of:=[.B34]*[.B31]" office:value-type="float" office:value="2.46260869565217" calcext:value-type="float">
            <text:p>2.46260869565217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Short</text:p>
          </table:table-cell>
          <table:table-cell table:formula="of:=[.B30]*[.B33]" office:value-type="float" office:value="0.0892695652173913" calcext:value-type="float">
            <text:p>0.0892695652173913</text:p>
          </table:table-cell>
          <table:table-cell table:formula="of:=[.B35]*[.B32]" office:value-type="float" office:value="3.57078260869565" calcext:value-type="float">
            <text:p>3.57078260869565</text:p>
          </table:table-cell>
          <table:table-cell table:formula="of:=[.C34]+[.C35]" office:value-type="float" office:value="6.03339130434783" calcext:value-type="float">
            <text:p>6.03339130434783</text:p>
          </table:table-cell>
          <table:table-cell table:number-columns-repeated="112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eieeaaoiueeoeaeaeouoeeaueuiiaeuee</text:p>
          </table:table-cell>
          <table:table-cell table:number-columns-repeated="100"/>
          <table:table-cell table:style-name="Default" table:number-columns-repeated="16268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3" calcext:value-type="float">
            <text:p>3</text:p>
          </table:table-cell>
          <table:table-cell office:value-type="float" office:value="8.28" calcext:value-type="float">
            <text:p>8.2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table:style-name="Default" table:number-columns-repeated="16268"/>
        </table:table-row>
        <table:table-row table:style-name="ro1">
          <table:table-cell table:number-columns-repeated="2"/>
          <table:table-cell table:formula="of:=IF(ISERROR(FIND([.C39];&quot;aeiouy&quot;));IF([.C39]=&quot; &quot;;0;wtShort);wtLong)" office:value-type="float" office:value="0.0424587706146927" calcext:value-type="float">
            <text:p>0.0424587706146927</text:p>
          </table:table-cell>
          <table:table-cell table:formula="of:=IF(ISERROR(FIND([.D39];&quot;aeiouy&quot;));IF([.D39]=&quot; &quot;;0;wtShort);wtLong)" office:value-type="float" office:value="0.0892695652173913" calcext:value-type="float">
            <text:p>0.0892695652173913</text:p>
          </table:table-cell>
          <table:table-cell table:formula="of:=IF(ISERROR(FIND([.E39];&quot;aeiouy&quot;));IF([.E39]=&quot; &quot;;0;wtShort);wtLong)" office:value-type="float" office:value="0.0424587706146927" calcext:value-type="float">
            <text:p>0.0424587706146927</text:p>
          </table:table-cell>
          <table:table-cell table:formula="of:=IF(ISERROR(FIND([.F39];&quot;aeiouy&quot;));IF([.F39]=&quot; &quot;;0;wtShort);wtLong)" office:value-type="float" office:value="0.0892695652173913" calcext:value-type="float">
            <text:p>0.0892695652173913</text:p>
          </table:table-cell>
          <table:table-cell table:formula="of:=IF(ISERROR(FIND([.G39];&quot;aeiouy&quot;));IF([.G39]=&quot; &quot;;0;wtShort);wtLong)" office:value-type="float" office:value="0.0424587706146927" calcext:value-type="float">
            <text:p>0.0424587706146927</text:p>
          </table:table-cell>
          <table:table-cell table:formula="of:=IF(ISERROR(FIND([.H39];&quot;aeiouy&quot;));IF([.H39]=&quot; &quot;;0;wtShort);wtLong)" office:value-type="float" office:value="0.0424587706146927" calcext:value-type="float">
            <text:p>0.0424587706146927</text:p>
          </table:table-cell>
          <table:table-cell table:formula="of:=IF(ISERROR(FIND([.I39];&quot;aeiouy&quot;));IF([.I39]=&quot; &quot;;0;wtShort);wtLong)" office:value-type="float" office:value="0.0892695652173913" calcext:value-type="float">
            <text:p>0.0892695652173913</text:p>
          </table:table-cell>
          <table:table-cell table:formula="of:=IF(ISERROR(FIND([.J39];&quot;aeiouy&quot;));IF([.J39]=&quot; &quot;;0;wtShort);wtLong)" office:value-type="float" office:value="0.0424587706146927" calcext:value-type="float">
            <text:p>0.0424587706146927</text:p>
          </table:table-cell>
          <table:table-cell table:formula="of:=IF(ISERROR(FIND([.K39];&quot;aeiouy&quot;));IF([.K39]=&quot; &quot;;0;wtShort);wtLong)" office:value-type="float" office:value="0.0892695652173913" calcext:value-type="float">
            <text:p>0.0892695652173913</text:p>
          </table:table-cell>
          <table:table-cell table:formula="of:=IF(ISERROR(FIND([.L39];&quot;aeiouy&quot;));IF([.L39]=&quot; &quot;;0;wtShort);wtLong)" office:value-type="float" office:value="0" calcext:value-type="float">
            <text:p>0</text:p>
          </table:table-cell>
          <table:table-cell table:formula="of:=IF(ISERROR(FIND([.M39];&quot;aeiouy&quot;));IF([.M39]=&quot; &quot;;0;wtShort);wtLong)" office:value-type="float" office:value="0.0424587706146927" calcext:value-type="float">
            <text:p>0.0424587706146927</text:p>
          </table:table-cell>
          <table:table-cell table:formula="of:=IF(ISERROR(FIND([.N39];&quot;aeiouy&quot;));IF([.N39]=&quot; &quot;;0;wtShort);wtLong)" office:value-type="float" office:value="0.0892695652173913" calcext:value-type="float">
            <text:p>0.0892695652173913</text:p>
          </table:table-cell>
          <table:table-cell table:formula="of:=IF(ISERROR(FIND([.O39];&quot;aeiouy&quot;));IF([.O39]=&quot; &quot;;0;wtShort);wtLong)" office:value-type="float" office:value="0.0892695652173913" calcext:value-type="float">
            <text:p>0.0892695652173913</text:p>
          </table:table-cell>
          <table:table-cell table:formula="of:=IF(ISERROR(FIND([.P39];&quot;aeiouy&quot;));IF([.P39]=&quot; &quot;;0;wtShort);wtLong)" office:value-type="float" office:value="0.0424587706146927" calcext:value-type="float">
            <text:p>0.0424587706146927</text:p>
          </table:table-cell>
          <table:table-cell table:formula="of:=IF(ISERROR(FIND([.Q39];&quot;aeiouy&quot;));IF([.Q39]=&quot; &quot;;0;wtShort);wtLong)" office:value-type="float" office:value="0.0892695652173913" calcext:value-type="float">
            <text:p>0.0892695652173913</text:p>
          </table:table-cell>
          <table:table-cell table:formula="of:=IF(ISERROR(FIND([.R39];&quot;aeiouy&quot;));IF([.R39]=&quot; &quot;;0;wtShort);wtLong)" office:value-type="float" office:value="0.0892695652173913" calcext:value-type="float">
            <text:p>0.0892695652173913</text:p>
          </table:table-cell>
          <table:table-cell table:formula="of:=IF(ISERROR(FIND([.S39];&quot;aeiouy&quot;));IF([.S39]=&quot; &quot;;0;wtShort);wtLong)" office:value-type="float" office:value="0.0424587706146927" calcext:value-type="float">
            <text:p>0.0424587706146927</text:p>
          </table:table-cell>
          <table:table-cell table:formula="of:=IF(ISERROR(FIND([.T39];&quot;aeiouy&quot;));IF([.T39]=&quot; &quot;;0;wtShort);wtLong)" office:value-type="float" office:value="0.0892695652173913" calcext:value-type="float">
            <text:p>0.0892695652173913</text:p>
          </table:table-cell>
          <table:table-cell table:formula="of:=IF(ISERROR(FIND([.U39];&quot;aeiouy&quot;));IF([.U39]=&quot; &quot;;0;wtShort);wtLong)" office:value-type="float" office:value="0.0424587706146927" calcext:value-type="float">
            <text:p>0.0424587706146927</text:p>
          </table:table-cell>
          <table:table-cell table:formula="of:=IF(ISERROR(FIND([.V39];&quot;aeiouy&quot;));IF([.V39]=&quot; &quot;;0;wtShort);wtLong)" office:value-type="float" office:value="0.0892695652173913" calcext:value-type="float">
            <text:p>0.0892695652173913</text:p>
          </table:table-cell>
          <table:table-cell table:formula="of:=IF(ISERROR(FIND([.W39];&quot;aeiouy&quot;));IF([.W39]=&quot; &quot;;0;wtShort);wtLong)" office:value-type="float" office:value="0.0892695652173913" calcext:value-type="float">
            <text:p>0.0892695652173913</text:p>
          </table:table-cell>
          <table:table-cell table:formula="of:=IF(ISERROR(FIND([.X39];&quot;aeiouy&quot;));IF([.X39]=&quot; &quot;;0;wtShort);wtLong)" office:value-type="float" office:value="0.0424587706146927" calcext:value-type="float">
            <text:p>0.0424587706146927</text:p>
          </table:table-cell>
          <table:table-cell table:formula="of:=IF(ISERROR(FIND([.Y39];&quot;aeiouy&quot;));IF([.Y39]=&quot; &quot;;0;wtShort);wtLong)" office:value-type="float" office:value="0" calcext:value-type="float">
            <text:p>0</text:p>
          </table:table-cell>
          <table:table-cell table:formula="of:=IF(ISERROR(FIND([.Z39];&quot;aeiouy&quot;));IF([.Z39]=&quot; &quot;;0;wtShort);wtLong)" office:value-type="float" office:value="0.0892695652173913" calcext:value-type="float">
            <text:p>0.0892695652173913</text:p>
          </table:table-cell>
          <table:table-cell table:formula="of:=IF(ISERROR(FIND([.AA39];&quot;aeiouy&quot;));IF([.AA39]=&quot; &quot;;0;wtShort);wtLong)" office:value-type="float" office:value="0.0424587706146927" calcext:value-type="float">
            <text:p>0.0424587706146927</text:p>
          </table:table-cell>
          <table:table-cell table:formula="of:=IF(ISERROR(FIND([.AB39];&quot;aeiouy&quot;));IF([.AB39]=&quot; &quot;;0;wtShort);wtLong)" office:value-type="float" office:value="0.0892695652173913" calcext:value-type="float">
            <text:p>0.0892695652173913</text:p>
          </table:table-cell>
          <table:table-cell table:formula="of:=IF(ISERROR(FIND([.AC39];&quot;aeiouy&quot;));IF([.AC39]=&quot; &quot;;0;wtShort);wtLong)" office:value-type="float" office:value="0" calcext:value-type="float">
            <text:p>0</text:p>
          </table:table-cell>
          <table:table-cell table:formula="of:=IF(ISERROR(FIND([.AD39];&quot;aeiouy&quot;));IF([.AD39]=&quot; &quot;;0;wtShort);wtLong)" office:value-type="float" office:value="0.0424587706146927" calcext:value-type="float">
            <text:p>0.0424587706146927</text:p>
          </table:table-cell>
          <table:table-cell table:formula="of:=IF(ISERROR(FIND([.AE39];&quot;aeiouy&quot;));IF([.AE39]=&quot; &quot;;0;wtShort);wtLong)" office:value-type="float" office:value="0" calcext:value-type="float">
            <text:p>0</text:p>
          </table:table-cell>
          <table:table-cell table:formula="of:=IF(ISERROR(FIND([.AF39];&quot;aeiouy&quot;));IF([.AF39]=&quot; &quot;;0;wtShort);wtLong)" office:value-type="float" office:value="0.0892695652173913" calcext:value-type="float">
            <text:p>0.0892695652173913</text:p>
          </table:table-cell>
          <table:table-cell table:formula="of:=IF(ISERROR(FIND([.AG39];&quot;aeiouy&quot;));IF([.AG39]=&quot; &quot;;0;wtShort);wtLong)" office:value-type="float" office:value="0.0892695652173913" calcext:value-type="float">
            <text:p>0.0892695652173913</text:p>
          </table:table-cell>
          <table:table-cell table:formula="of:=IF(ISERROR(FIND([.AH39];&quot;aeiouy&quot;));IF([.AH39]=&quot; &quot;;0;wtShort);wtLong)" office:value-type="float" office:value="0.0892695652173913" calcext:value-type="float">
            <text:p>0.0892695652173913</text:p>
          </table:table-cell>
          <table:table-cell table:formula="of:=IF(ISERROR(FIND([.AI39];&quot;aeiouy&quot;));IF([.AI39]=&quot; &quot;;0;wtShort);wtLong)" office:value-type="float" office:value="0.0424587706146927" calcext:value-type="float">
            <text:p>0.0424587706146927</text:p>
          </table:table-cell>
          <table:table-cell table:formula="of:=IF(ISERROR(FIND([.AJ39];&quot;aeiouy&quot;));IF([.AJ39]=&quot; &quot;;0;wtShort);wtLong)" office:value-type="float" office:value="0.0892695652173913" calcext:value-type="float">
            <text:p>0.0892695652173913</text:p>
          </table:table-cell>
          <table:table-cell table:formula="of:=IF(ISERROR(FIND([.AK39];&quot;aeiouy&quot;));IF([.AK39]=&quot; &quot;;0;wtShort);wtLong)" office:value-type="float" office:value="0.0892695652173913" calcext:value-type="float">
            <text:p>0.0892695652173913</text:p>
          </table:table-cell>
          <table:table-cell table:formula="of:=IF(ISERROR(FIND([.AL39];&quot;aeiouy&quot;));IF([.AL39]=&quot; &quot;;0;wtShort);wtLong)" office:value-type="float" office:value="0" calcext:value-type="float">
            <text:p>0</text:p>
          </table:table-cell>
          <table:table-cell table:formula="of:=IF(ISERROR(FIND([.AM39];&quot;aeiouy&quot;));IF([.AM39]=&quot; &quot;;0;wtShort);wtLong)" office:value-type="float" office:value="0.0424587706146927" calcext:value-type="float">
            <text:p>0.0424587706146927</text:p>
          </table:table-cell>
          <table:table-cell table:formula="of:=IF(ISERROR(FIND([.AN39];&quot;aeiouy&quot;));IF([.AN39]=&quot; &quot;;0;wtShort);wtLong)" office:value-type="float" office:value="0.0892695652173913" calcext:value-type="float">
            <text:p>0.0892695652173913</text:p>
          </table:table-cell>
          <table:table-cell table:formula="of:=IF(ISERROR(FIND([.AO39];&quot;aeiouy&quot;));IF([.AO39]=&quot; &quot;;0;wtShort);wtLong)" office:value-type="float" office:value="0.0892695652173913" calcext:value-type="float">
            <text:p>0.0892695652173913</text:p>
          </table:table-cell>
          <table:table-cell table:formula="of:=IF(ISERROR(FIND([.AP39];&quot;aeiouy&quot;));IF([.AP39]=&quot; &quot;;0;wtShort);wtLong)" office:value-type="float" office:value="0.0892695652173913" calcext:value-type="float">
            <text:p>0.0892695652173913</text:p>
          </table:table-cell>
          <table:table-cell table:formula="of:=IF(ISERROR(FIND([.AQ39];&quot;aeiouy&quot;));IF([.AQ39]=&quot; &quot;;0;wtShort);wtLong)" office:value-type="float" office:value="0.0424587706146927" calcext:value-type="float">
            <text:p>0.0424587706146927</text:p>
          </table:table-cell>
          <table:table-cell table:formula="of:=IF(ISERROR(FIND([.AR39];&quot;aeiouy&quot;));IF([.AR39]=&quot; &quot;;0;wtShort);wtLong)" office:value-type="float" office:value="0.0424587706146927" calcext:value-type="float">
            <text:p>0.0424587706146927</text:p>
          </table:table-cell>
          <table:table-cell table:formula="of:=IF(ISERROR(FIND([.AS39];&quot;aeiouy&quot;));IF([.AS39]=&quot; &quot;;0;wtShort);wtLong)" office:value-type="float" office:value="0.0892695652173913" calcext:value-type="float">
            <text:p>0.0892695652173913</text:p>
          </table:table-cell>
          <table:table-cell table:formula="of:=IF(ISERROR(FIND([.AT39];&quot;aeiouy&quot;));IF([.AT39]=&quot; &quot;;0;wtShort);wtLong)" office:value-type="float" office:value="0.0892695652173913" calcext:value-type="float">
            <text:p>0.0892695652173913</text:p>
          </table:table-cell>
          <table:table-cell table:formula="of:=IF(ISERROR(FIND([.AU39];&quot;aeiouy&quot;));IF([.AU39]=&quot; &quot;;0;wtShort);wtLong)" office:value-type="float" office:value="0.0424587706146927" calcext:value-type="float">
            <text:p>0.0424587706146927</text:p>
          </table:table-cell>
          <table:table-cell table:formula="of:=IF(ISERROR(FIND([.AV39];&quot;aeiouy&quot;));IF([.AV39]=&quot; &quot;;0;wtShort);wtLong)" office:value-type="float" office:value="0" calcext:value-type="float">
            <text:p>0</text:p>
          </table:table-cell>
          <table:table-cell table:formula="of:=IF(ISERROR(FIND([.AW39];&quot;aeiouy&quot;));IF([.AW39]=&quot; &quot;;0;wtShort);wtLong)" office:value-type="float" office:value="0.0424587706146927" calcext:value-type="float">
            <text:p>0.0424587706146927</text:p>
          </table:table-cell>
          <table:table-cell table:formula="of:=IF(ISERROR(FIND([.AX39];&quot;aeiouy&quot;));IF([.AX39]=&quot; &quot;;0;wtShort);wtLong)" office:value-type="float" office:value="0.0892695652173913" calcext:value-type="float">
            <text:p>0.0892695652173913</text:p>
          </table:table-cell>
          <table:table-cell table:formula="of:=IF(ISERROR(FIND([.AY39];&quot;aeiouy&quot;));IF([.AY39]=&quot; &quot;;0;wtShort);wtLong)" office:value-type="float" office:value="0" calcext:value-type="float">
            <text:p>0</text:p>
          </table:table-cell>
          <table:table-cell table:formula="of:=IF(ISERROR(FIND([.AZ39];&quot;aeiouy&quot;));IF([.AZ39]=&quot; &quot;;0;wtShort);wtLong)" office:value-type="float" office:value="0.0892695652173913" calcext:value-type="float">
            <text:p>0.0892695652173913</text:p>
          </table:table-cell>
          <table:table-cell table:formula="of:=IF(ISERROR(FIND([.BA39];&quot;aeiouy&quot;));IF([.BA39]=&quot; &quot;;0;wtShort);wtLong)" office:value-type="float" office:value="0.0424587706146927" calcext:value-type="float">
            <text:p>0.0424587706146927</text:p>
          </table:table-cell>
          <table:table-cell table:formula="of:=IF(ISERROR(FIND([.BB39];&quot;aeiouy&quot;));IF([.BB39]=&quot; &quot;;0;wtShort);wtLong)" office:value-type="float" office:value="0.0424587706146927" calcext:value-type="float">
            <text:p>0.0424587706146927</text:p>
          </table:table-cell>
          <table:table-cell table:formula="of:=IF(ISERROR(FIND([.BC39];&quot;aeiouy&quot;));IF([.BC39]=&quot; &quot;;0;wtShort);wtLong)" office:value-type="float" office:value="0.0892695652173913" calcext:value-type="float">
            <text:p>0.0892695652173913</text:p>
          </table:table-cell>
          <table:table-cell table:formula="of:=IF(ISERROR(FIND([.BD39];&quot;aeiouy&quot;));IF([.BD39]=&quot; &quot;;0;wtShort);wtLong)" office:value-type="float" office:value="0.0892695652173913" calcext:value-type="float">
            <text:p>0.0892695652173913</text:p>
          </table:table-cell>
          <table:table-cell table:formula="of:=IF(ISERROR(FIND([.BE39];&quot;aeiouy&quot;));IF([.BE39]=&quot; &quot;;0;wtShort);wtLong)" office:value-type="float" office:value="0.0892695652173913" calcext:value-type="float">
            <text:p>0.0892695652173913</text:p>
          </table:table-cell>
          <table:table-cell table:formula="of:=IF(ISERROR(FIND([.BF39];&quot;aeiouy&quot;));IF([.BF39]=&quot; &quot;;0;wtShort);wtLong)" office:value-type="float" office:value="0" calcext:value-type="float">
            <text:p>0</text:p>
          </table:table-cell>
          <table:table-cell table:formula="of:=IF(ISERROR(FIND([.BG39];&quot;aeiouy&quot;));IF([.BG39]=&quot; &quot;;0;wtShort);wtLong)" office:value-type="float" office:value="0.0892695652173913" calcext:value-type="float">
            <text:p>0.0892695652173913</text:p>
          </table:table-cell>
          <table:table-cell table:formula="of:=IF(ISERROR(FIND([.BH39];&quot;aeiouy&quot;));IF([.BH39]=&quot; &quot;;0;wtShort);wtLong)" office:value-type="float" office:value="0.0424587706146927" calcext:value-type="float">
            <text:p>0.0424587706146927</text:p>
          </table:table-cell>
          <table:table-cell table:formula="of:=IF(ISERROR(FIND([.BI39];&quot;aeiouy&quot;));IF([.BI39]=&quot; &quot;;0;wtShort);wtLong)" office:value-type="float" office:value="0.0892695652173913" calcext:value-type="float">
            <text:p>0.0892695652173913</text:p>
          </table:table-cell>
          <table:table-cell table:formula="of:=IF(ISERROR(FIND([.BJ39];&quot;aeiouy&quot;));IF([.BJ39]=&quot; &quot;;0;wtShort);wtLong)" office:value-type="float" office:value="0.0424587706146927" calcext:value-type="float">
            <text:p>0.0424587706146927</text:p>
          </table:table-cell>
          <table:table-cell table:formula="of:=IF(ISERROR(FIND([.BK39];&quot;aeiouy&quot;));IF([.BK39]=&quot; &quot;;0;wtShort);wtLong)" office:value-type="float" office:value="0.0892695652173913" calcext:value-type="float">
            <text:p>0.0892695652173913</text:p>
          </table:table-cell>
          <table:table-cell table:formula="of:=IF(ISERROR(FIND([.BL39];&quot;aeiouy&quot;));IF([.BL39]=&quot; &quot;;0;wtShort);wtLong)" office:value-type="float" office:value="0.0424587706146927" calcext:value-type="float">
            <text:p>0.0424587706146927</text:p>
          </table:table-cell>
          <table:table-cell table:formula="of:=IF(ISERROR(FIND([.BM39];&quot;aeiouy&quot;));IF([.BM39]=&quot; &quot;;0;wtShort);wtLong)" office:value-type="float" office:value="0.0892695652173913" calcext:value-type="float">
            <text:p>0.0892695652173913</text:p>
          </table:table-cell>
          <table:table-cell table:formula="of:=IF(ISERROR(FIND([.BN39];&quot;aeiouy&quot;));IF([.BN39]=&quot; &quot;;0;wtShort);wtLong)" office:value-type="float" office:value="0" calcext:value-type="float">
            <text:p>0</text:p>
          </table:table-cell>
          <table:table-cell table:formula="of:=IF(ISERROR(FIND([.BO39];&quot;aeiouy&quot;));IF([.BO39]=&quot; &quot;;0;wtShort);wtLong)" office:value-type="float" office:value="0.0424587706146927" calcext:value-type="float">
            <text:p>0.0424587706146927</text:p>
          </table:table-cell>
          <table:table-cell table:formula="of:=IF(ISERROR(FIND([.BP39];&quot;aeiouy&quot;));IF([.BP39]=&quot; &quot;;0;wtShort);wtLong)" office:value-type="float" office:value="0.0424587706146927" calcext:value-type="float">
            <text:p>0.0424587706146927</text:p>
          </table:table-cell>
          <table:table-cell table:formula="of:=IF(ISERROR(FIND([.BQ39];&quot;aeiouy&quot;));IF([.BQ39]=&quot; &quot;;0;wtShort);wtLong)" office:value-type="float" office:value="0.0892695652173913" calcext:value-type="float">
            <text:p>0.0892695652173913</text:p>
          </table:table-cell>
          <table:table-cell table:formula="of:=IF(ISERROR(FIND([.BR39];&quot;aeiouy&quot;));IF([.BR39]=&quot; &quot;;0;wtShort);wtLong)" office:value-type="float" office:value="0.0892695652173913" calcext:value-type="float">
            <text:p>0.0892695652173913</text:p>
          </table:table-cell>
          <table:table-cell table:formula="of:=IF(ISERROR(FIND([.BS39];&quot;aeiouy&quot;));IF([.BS39]=&quot; &quot;;0;wtShort);wtLong)" office:value-type="float" office:value="0.0424587706146927" calcext:value-type="float">
            <text:p>0.0424587706146927</text:p>
          </table:table-cell>
          <table:table-cell table:formula="of:=IF(ISERROR(FIND([.BT39];&quot;aeiouy&quot;));IF([.BT39]=&quot; &quot;;0;wtShort);wtLong)" office:value-type="float" office:value="0.0892695652173913" calcext:value-type="float">
            <text:p>0.0892695652173913</text:p>
          </table:table-cell>
          <table:table-cell table:formula="of:=IF(ISERROR(FIND([.BU39];&quot;aeiouy&quot;));IF([.BU39]=&quot; &quot;;0;wtShort);wtLong)" office:value-type="float" office:value="0.0424587706146927" calcext:value-type="float">
            <text:p>0.0424587706146927</text:p>
          </table:table-cell>
          <table:table-cell table:formula="of:=IF(ISERROR(FIND([.BV39];&quot;aeiouy&quot;));IF([.BV39]=&quot; &quot;;0;wtShort);wtLong)" office:value-type="float" office:value="0.0892695652173913" calcext:value-type="float">
            <text:p>0.0892695652173913</text:p>
          </table:table-cell>
          <table:table-cell table:formula="of:=IF(ISERROR(FIND([.BW39];&quot;aeiouy&quot;));IF([.BW39]=&quot; &quot;;0;wtShort);wtLong)" office:value-type="float" office:value="0" calcext:value-type="float">
            <text:p>0</text:p>
          </table:table-cell>
          <table:table-cell table:formula="of:=IF(ISERROR(FIND([.BX39];&quot;aeiouy&quot;));IF([.BX39]=&quot; &quot;;0;wtShort);wtLong)" office:value-type="float" office:value="0.0892695652173913" calcext:value-type="float">
            <text:p>0.0892695652173913</text:p>
          </table:table-cell>
          <table:table-cell table:formula="of:=IF(ISERROR(FIND([.BY39];&quot;aeiouy&quot;));IF([.BY39]=&quot; &quot;;0;wtShort);wtLong)" office:value-type="float" office:value="0.0424587706146927" calcext:value-type="float">
            <text:p>0.0424587706146927</text:p>
          </table:table-cell>
          <table:table-cell table:formula="of:=IF(ISERROR(FIND([.BZ39];&quot;aeiouy&quot;));IF([.BZ39]=&quot; &quot;;0;wtShort);wtLong)" office:value-type="float" office:value="0.0892695652173913" calcext:value-type="float">
            <text:p>0.0892695652173913</text:p>
          </table:table-cell>
          <table:table-cell table:formula="of:=IF(ISERROR(FIND([.CA39];&quot;aeiouy&quot;));IF([.CA39]=&quot; &quot;;0;wtShort);wtLong)" office:value-type="float" office:value="0.0424587706146927" calcext:value-type="float">
            <text:p>0.0424587706146927</text:p>
          </table:table-cell>
          <table:table-cell table:formula="of:=IF(ISERROR(FIND([.CB39];&quot;aeiouy&quot;));IF([.CB39]=&quot; &quot;;0;wtShort);wtLong)" office:value-type="float" office:value="0.0424587706146927" calcext:value-type="float">
            <text:p>0.0424587706146927</text:p>
          </table:table-cell>
          <table:table-cell table:formula="of:=IF(ISERROR(FIND([.CC39];&quot;aeiouy&quot;));IF([.CC39]=&quot; &quot;;0;wtShort);wtLong)" office:value-type="float" office:value="0.0892695652173913" calcext:value-type="float">
            <text:p>0.0892695652173913</text:p>
          </table:table-cell>
          <table:table-cell table:formula="of:=IF(ISERROR(FIND([.CD39];&quot;aeiouy&quot;));IF([.CD39]=&quot; &quot;;0;wtShort);wtLong)" office:value-type="float" office:value="0.0424587706146927" calcext:value-type="float">
            <text:p>0.0424587706146927</text:p>
          </table:table-cell>
          <table:table-cell table:formula="of:=IF(ISERROR(FIND([.CE39];&quot;aeiouy&quot;));IF([.CE39]=&quot; &quot;;0;wtShort);wtLong)" office:value-type="float" office:value="0" calcext:value-type="float">
            <text:p>0</text:p>
          </table:table-cell>
          <table:table-cell table:formula="of:=IF(ISERROR(FIND([.CF39];&quot;aeiouy&quot;));IF([.CF39]=&quot; &quot;;0;wtShort);wtLong)" office:value-type="float" office:value="0.0424587706146927" calcext:value-type="float">
            <text:p>0.0424587706146927</text:p>
          </table:table-cell>
          <table:table-cell table:formula="of:=IF(ISERROR(FIND([.CG39];&quot;aeiouy&quot;));IF([.CG39]=&quot; &quot;;0;wtShort);wtLong)" office:value-type="float" office:value="0.0892695652173913" calcext:value-type="float">
            <text:p>0.0892695652173913</text:p>
          </table:table-cell>
          <table:table-cell table:formula="of:=IF(ISERROR(FIND([.CH39];&quot;aeiouy&quot;));IF([.CH39]=&quot; &quot;;0;wtShort);wtLong)" office:value-type="float" office:value="0.0424587706146927" calcext:value-type="float">
            <text:p>0.0424587706146927</text:p>
          </table:table-cell>
          <table:table-cell table:formula="of:=IF(ISERROR(FIND([.CI39];&quot;aeiouy&quot;));IF([.CI39]=&quot; &quot;;0;wtShort);wtLong)" office:value-type="float" office:value="0.0892695652173913" calcext:value-type="float">
            <text:p>0.0892695652173913</text:p>
          </table:table-cell>
          <table:table-cell table:formula="of:=IF(ISERROR(FIND([.CJ39];&quot;aeiouy&quot;));IF([.CJ39]=&quot; &quot;;0;wtShort);wtLong)" office:value-type="float" office:value="0.0892695652173913" calcext:value-type="float">
            <text:p>0.0892695652173913</text:p>
          </table:table-cell>
          <table:table-cell table:formula="of:=IF(ISERROR(FIND([.CK39];&quot;aeiouy&quot;));IF([.CK39]=&quot; &quot;;0;wtShort);wtLong)" office:value-type="float" office:value="0" calcext:value-type="float">
            <text:p>0</text:p>
          </table:table-cell>
          <table:table-cell table:formula="of:=IF(ISERROR(FIND([.CL39];&quot;aeiouy&quot;));IF([.CL39]=&quot; &quot;;0;wtShort);wtLong)" office:value-type="float" office:value="0.0424587706146927" calcext:value-type="float">
            <text:p>0.0424587706146927</text:p>
          </table:table-cell>
          <table:table-cell table:formula="of:=IF(ISERROR(FIND([.CM39];&quot;aeiouy&quot;));IF([.CM39]=&quot; &quot;;0;wtShort);wtLong)" office:value-type="float" office:value="0.0892695652173913" calcext:value-type="float">
            <text:p>0.0892695652173913</text:p>
          </table:table-cell>
          <table:table-cell table:formula="of:=IF(ISERROR(FIND([.CN39];&quot;aeiouy&quot;));IF([.CN39]=&quot; &quot;;0;wtShort);wtLong)" office:value-type="float" office:value="0" calcext:value-type="float">
            <text:p>0</text:p>
          </table:table-cell>
          <table:table-cell table:formula="of:=IF(ISERROR(FIND([.CO39];&quot;aeiouy&quot;));IF([.CO39]=&quot; &quot;;0;wtShort);wtLong)" office:value-type="float" office:value="0.0892695652173913" calcext:value-type="float">
            <text:p>0.0892695652173913</text:p>
          </table:table-cell>
          <table:table-cell table:formula="of:=IF(ISERROR(FIND([.CP39];&quot;aeiouy&quot;));IF([.CP39]=&quot; &quot;;0;wtShort);wtLong)" office:value-type="float" office:value="0.0892695652173913" calcext:value-type="float">
            <text:p>0.0892695652173913</text:p>
          </table:table-cell>
          <table:table-cell table:formula="of:=IF(ISERROR(FIND([.CQ39];&quot;aeiouy&quot;));IF([.CQ39]=&quot; &quot;;0;wtShort);wtLong)" office:value-type="float" office:value="0.0424587706146927" calcext:value-type="float">
            <text:p>0.0424587706146927</text:p>
          </table:table-cell>
          <table:table-cell table:formula="of:=IF(ISERROR(FIND([.CR39];&quot;aeiouy&quot;));IF([.CR39]=&quot; &quot;;0;wtShort);wtLong)" office:value-type="float" office:value="0.0892695652173913" calcext:value-type="float">
            <text:p>0.0892695652173913</text:p>
          </table:table-cell>
          <table:table-cell table:formula="of:=IF(ISERROR(FIND([.CS39];&quot;aeiouy&quot;));IF([.CS39]=&quot; &quot;;0;wtShort);wtLong)" office:value-type="float" office:value="0.0892695652173913" calcext:value-type="float">
            <text:p>0.0892695652173913</text:p>
          </table:table-cell>
          <table:table-cell table:formula="of:=IF(ISERROR(FIND([.CT39];&quot;aeiouy&quot;));IF([.CT39]=&quot; &quot;;0;wtShort);wtLong)" office:value-type="float" office:value="0.0892695652173913" calcext:value-type="float">
            <text:p>0.0892695652173913</text:p>
          </table:table-cell>
          <table:table-cell table:formula="of:=IF(ISERROR(FIND([.CU39];&quot;aeiouy&quot;));IF([.CU39]=&quot; &quot;;0;wtShort);wtLong)" office:value-type="float" office:value="0" calcext:value-type="float">
            <text:p>0</text:p>
          </table:table-cell>
          <table:table-cell table:formula="of:=IF(ISERROR(FIND([.CV39];&quot;aeiouy&quot;));IF([.CV39]=&quot; &quot;;0;wtShort);wtLong)" office:value-type="float" office:value="0.0892695652173913" calcext:value-type="float">
            <text:p>0.0892695652173913</text:p>
          </table:table-cell>
          <table:table-cell table:formula="of:=IF(ISERROR(FIND([.CW39];&quot;aeiouy&quot;));IF([.CW39]=&quot; &quot;;0;wtShort);wtLong)" office:value-type="float" office:value="0.0424587706146927" calcext:value-type="float">
            <text:p>0.0424587706146927</text:p>
          </table:table-cell>
          <table:table-cell table:formula="of:=IF(ISERROR(FIND([.CX39];&quot;aeiouy&quot;));IF([.CX39]=&quot; &quot;;0;wtShort);wtLong)" office:value-type="float" office:value="0.0892695652173913" calcext:value-type="float">
            <text:p>0.0892695652173913</text:p>
          </table:table-cell>
          <table:table-cell table:formula="of:=IF(ISERROR(FIND([.CY39];&quot;aeiouy&quot;));IF([.CY39]=&quot; &quot;;0;wtShort);wtLong)" office:value-type="float" office:value="0" calcext:value-type="float">
            <text:p>0</text:p>
          </table:table-cell>
          <table:table-cell table:formula="of:=IF(ISERROR(FIND([.CZ39];&quot;aeiouy&quot;));IF([.CZ39]=&quot; &quot;;0;wtShort);wtLong)" office:value-type="float" office:value="0.0892695652173913" calcext:value-type="float">
            <text:p>0.0892695652173913</text:p>
          </table:table-cell>
          <table:table-cell table:formula="of:=IF(ISERROR(FIND([.DA39];&quot;aeiouy&quot;));IF([.DA39]=&quot; &quot;;0;wtShort);wtLong)" office:value-type="float" office:value="0.0424587706146927" calcext:value-type="float">
            <text:p>0.0424587706146927</text:p>
          </table:table-cell>
          <table:table-cell table:formula="of:=IF(ISERROR(FIND([.DB39];&quot;aeiouy&quot;));IF([.DB39]=&quot; &quot;;0;wtShort);wtLong)" office:value-type="float" office:value="0.0892695652173913" calcext:value-type="float">
            <text:p>0.0892695652173913</text:p>
          </table:table-cell>
          <table:table-cell table:formula="of:=IF(ISERROR(FIND([.DC39];&quot;aeiouy&quot;));IF([.DC39]=&quot; &quot;;0;wtShort);wtLong)" office:value-type="float" office:value="0.0424587706146927" calcext:value-type="float">
            <text:p>0.0424587706146927</text:p>
          </table:table-cell>
          <table:table-cell table:formula="of:=IF(ISERROR(FIND([.DD39];&quot;aeiouy&quot;));IF([.DD39]=&quot; &quot;;0;wtShort);wtLong)" office:value-type="float" office:value="0.0892695652173913" calcext:value-type="float">
            <text:p>0.0892695652173913</text:p>
          </table:table-cell>
          <table:table-cell table:formula="of:=IF(ISERROR(FIND([.DE39];&quot;aeiouy&quot;));IF([.DE39]=&quot; &quot;;0;wtShort);wtLong)" office:value-type="float" office:value="0.0424587706146927" calcext:value-type="float">
            <text:p>0.0424587706146927</text:p>
          </table:table-cell>
          <table:table-cell table:formula="of:=IF(ISERROR(FIND([.DF39];&quot;aeiouy&quot;));IF([.DF39]=&quot; &quot;;0;wtShort);wtLong)" office:value-type="float" office:value="0" calcext:value-type="float">
            <text:p>0</text:p>
          </table:table-cell>
          <table:table-cell table:formula="of:=IF(ISERROR(FIND([.DG39];&quot;aeiouy&quot;));IF([.DG39]=&quot; &quot;;0;wtShort);wtLong)" office:value-type="float" office:value="0.0892695652173913" calcext:value-type="float">
            <text:p>0.0892695652173913</text:p>
          </table:table-cell>
          <table:table-cell table:formula="of:=IF(ISERROR(FIND([.DH39];&quot;aeiouy&quot;));IF([.DH39]=&quot; &quot;;0;wtShort);wtLong)" office:value-type="float" office:value="0.0892695652173913" calcext:value-type="float">
            <text:p>0.0892695652173913</text:p>
          </table:table-cell>
          <table:table-cell table:formula="of:=IF(ISERROR(FIND([.DI39];&quot;aeiouy&quot;));IF([.DI39]=&quot; &quot;;0;wtShort);wtLong)" office:value-type="float" office:value="0.0892695652173913" calcext:value-type="float">
            <text:p>0.0892695652173913</text:p>
          </table:table-cell>
          <table:table-cell table:formula="of:=IF(ISERROR(FIND([.DJ39];&quot;aeiouy&quot;));IF([.DJ39]=&quot; &quot;;0;wtShort);wtLong)" office:value-type="float" office:value="0.0424587706146927" calcext:value-type="float">
            <text:p>0.0424587706146927</text:p>
          </table:table-cell>
          <table:table-cell table:formula="of:=IF(ISERROR(FIND([.DK39];&quot;aeiouy&quot;));IF([.DK39]=&quot; &quot;;0;wtShort);wtLong)" office:value-type="float" office:value="0.0892695652173913" calcext:value-type="float">
            <text:p>0.0892695652173913</text:p>
          </table:table-cell>
          <table:table-cell table:formula="of:=IF(ISERROR(FIND([.DL39];&quot;aeiouy&quot;));IF([.DL39]=&quot; &quot;;0;wtShort);wtLong)" office:value-type="float" office:value="0.0892695652173913" calcext:value-type="float">
            <text:p>0.0892695652173913</text:p>
          </table:table-cell>
          <table:table-cell table:style-name="Default" table:number-columns-repeated="16268"/>
        </table:table-row>
        <table:table-row table:style-name="ro1">
          <table:table-cell table:number-columns-repeated="2"/>
          <table:table-cell office:value-type="string" calcext:value-type="string">
            <text:p>&lt;</text:p>
          </table:table-cell>
          <table:table-cell table:number-columns-repeated="33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lt;</text:p>
          </table:table-cell>
          <table:table-cell table:number-columns-repeated="3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lt;</text:p>
          </table:table-cell>
          <table:table-cell table:number-columns-repeated="39"/>
          <table:table-cell office:value-type="string" calcext:value-type="string">
            <text:p>&gt;</text:p>
          </table:table-cell>
          <table:table-cell table:style-name="Default" table:number-columns-repeated="16268"/>
        </table:table-row>
        <table:table-row table:style-name="ro1">
          <table:table-cell table:number-columns-repeated="2"/>
          <table:table-cell table:formula="of:=SUM([.C40:.AK40])" office:value-type="float" office:value="2.15881619190405" calcext:value-type="float">
            <text:p>2.15881619190405</text:p>
          </table:table-cell>
          <table:table-cell table:number-columns-repeated="35"/>
          <table:table-cell table:formula="of:=SUM([.AM40:.BV40])" office:value-type="float" office:value="2.20127496251874" calcext:value-type="float">
            <text:p>2.20127496251874</text:p>
          </table:table-cell>
          <table:table-cell table:number-columns-repeated="36"/>
          <table:table-cell table:formula="of:=SUM([.BX40:.DL40])" office:value-type="float" office:value="2.51589445277361" calcext:value-type="float">
            <text:p>2.51589445277361</text:p>
          </table:table-cell>
          <table:table-cell table:number-columns-repeated="40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Next:</text:p>
          </table:table-cell>
          <table:table-cell office:value-type="float" office:value="3" calcext:value-type="float">
            <text:p>3</text:p>
          </table:table-cell>
          <table:table-cell table:formula="of:=[.C38]+[.C42]" office:value-type="float" office:value="10.438816191904" calcext:value-type="float">
            <text:p>10.438816191904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table:number-columns-repeated="2"/>
          <table:table-cell table:formula="of:=[.AM42]" office:value-type="float" office:value="2.20127496251874" calcext:value-type="float">
            <text:p>2.20127496251874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Next:</text:p>
          </table:table-cell>
          <table:table-cell office:value-type="float" office:value="3" calcext:value-type="float">
            <text:p>3</text:p>
          </table:table-cell>
          <table:table-cell table:formula="of:=[.C44]+[.C45]" office:value-type="float" office:value="12.6400911544228" calcext:value-type="float">
            <text:p>12.640091154422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table:number-columns-repeated="2"/>
          <table:table-cell table:formula="of:=[.BX42]" office:value-type="float" office:value="2.51589445277361" calcext:value-type="float">
            <text:p>2.51589445277361</text:p>
          </table:table-cell>
          <table:table-cell table:number-columns-repeated="113"/>
          <table:table-cell table:style-name="Default" table:number-columns-repeated="16268"/>
        </table:table-row>
        <table:table-row table:style-name="ro1" table:number-rows-repeated="5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Avg:</text:p>
          </table:table-cell>
          <table:table-cell office:value-type="float" office:value="2" calcext:value-type="float">
            <text:p>2</text:p>
          </table:table-cell>
          <table:table-cell table:number-columns-repeated="114"/>
          <table:table-cell table:style-name="Default" table:number-columns-repeated="16268"/>
        </table:table-row>
      </table:table>
      <table:table table:name="Storyboard" table:style-name="ta7"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ce1"/>
        <table:table-column table:style-name="co7" table:default-cell-style-name="Default"/>
        <table:table-column table:style-name="co7" table:number-columns-repeated="16379"/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Freeze Ends</text:p>
          </table:table-cell>
          <table:table-cell office:value-type="string" calcext:value-type="string">
            <text:p>Time Begin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ext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time" office:time-value="PT00H00M01.64S" calcext:value-type="time">
            <text:p>00:00:01.640</text:p>
          </table:table-cell>
          <table:table-cell office:value-type="time" office:time-value="PT00H00M04.28S" calcext:value-type="time">
            <text:p>00:00:04.280</text:p>
          </table:table-cell>
          <table:table-cell office:value-type="string" calcext:value-type="string">
            <text:p>Welcome to the Emotional Intelligence e-cours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time" office:time-value="PT00H00M05.36S" calcext:value-type="time">
            <text:p>00:00:05.360</text:p>
          </table:table-cell>
          <table:table-cell office:value-type="time" office:time-value="PT00H00M15.32S" calcext:value-type="time">
            <text:p>00:00:15.320</text:p>
          </table:table-cell>
          <table:table-cell office:value-type="string" calcext:value-type="string">
            <text:p>This is an interactive e-course you'll be watching and listening, as well as pausing to complete activities in your accompanying Emotional Intelligence e-course workbook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_417</text:p>
          </table:table-cell>
          <table:table-cell office:value-type="time" office:time-value="PT00H00M16.32S" calcext:value-type="time">
            <text:p>00:00:16.320</text:p>
          </table:table-cell>
          <table:table-cell office:value-type="time" office:time-value="PT00H00M26S" calcext:value-type="time">
            <text:p>00:00:26.000</text:p>
          </table:table-cell>
          <table:table-cell office:value-type="string" calcext:value-type="string">
            <text:p>If you haven't done so already, {1} pause this video and locate your Emotional Intelligence e-course workbook now. It is located in Workday where you found this e-cours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_500</text:p>
          </table:table-cell>
          <table:table-cell office:value-type="time" office:time-value="PT00H00M30.96S" calcext:value-type="time">
            <text:p>00:00:30.960</text:p>
          </table:table-cell>
          <table:table-cell office:value-type="time" office:time-value="PT00H00M31.96S" calcext:value-type="time">
            <text:p>00:00:31.960</text:p>
          </table:table-cell>
          <table:table-cell office:value-type="string" calcext:value-type="string">
            <text:p>{1}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time" office:time-value="PT00H00M31.96S" calcext:value-type="time">
            <text:p>00:00:31.960</text:p>
          </table:table-cell>
          <table:table-cell office:value-type="time" office:time-value="PT00H00M34.04S" calcext:value-type="time">
            <text:p>00:00:34.040</text:p>
          </table:table-cell>
          <table:table-cell office:value-type="string" calcext:value-type="string">
            <text:p>Emotional Intelligence or EQ,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_500, 17_042</text:p>
          </table:table-cell>
          <table:table-cell office:value-type="time" office:time-value="PT00H00M34.6S" calcext:value-type="time">
            <text:p>00:00:34.600</text:p>
          </table:table-cell>
          <table:table-cell office:value-type="time" office:time-value="PT00H00M45.32S" calcext:value-type="time">
            <text:p>00:00:45.320</text:p>
          </table:table-cell>
          <table:table-cell office:value-type="string" calcext:value-type="string">
            <text:p>Emotional Quotient, is your {1} ability to recognize and understand emotions and your {2} skill at using this awareness to manage yourself and relationships with other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_500</text:p>
          </table:table-cell>
          <table:table-cell table:number-columns-repeated="2"/>
          <table:table-cell office:value-type="string" calcext:value-type="string">
            <text:p>{1} One way to size ourselves up as a whole person is to consider that we are made-up of our IQ, personality, and EQ.</text:p>
          </table:table-cell>
          <table:table-cell table:style-name="Default"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One definition of IQ is our innate ability to learn.</text:p>
          </table:table-cell>
          <table:table-cell table:style-name="Default" table:number-columns-repeated="16379"/>
        </table:table-row>
        <table:table-row table:style-name="ro1" table:number-rows-repeated="1048566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WordMatching" table:style-name="ta8">
        <office:forms form:automatic-focus="false" form:apply-design-mode="false"/>
        <table:table-column table:style-name="co7" table:number-columns-repeated="7" table:default-cell-style-name="Default"/>
        <table:table-column table:style-name="co7" table:number-columns-repeated="16377"/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t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2]=[.C2];1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]=[.C3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4]=[.C4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lso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5]=[.C5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eneficial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6]=[.C6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7]=[.C7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B8]=[.C8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eam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B9]=[.C9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bers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B10]=[.C10];1;0)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nd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B11]=[.C1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</text:p>
          </table:table-cell>
          <table:table-cell table:number-columns-repeated="3"/>
          <table:table-cell table:formula="of:=IF([.B12]=[.C12];1;0)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h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]=[.C13]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mpany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B14]=[.C14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if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B15]=[.C15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they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B16]=[.C16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B17]=[.C17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rowing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B18]=[.C18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w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B19]=[.C19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eed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B20]=[.C20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B21]=[.C21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develop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B22]=[.C22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for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B23]=[.C23];1;0)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retention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B24]=[.C2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7"/>
        </table:table-row>
      </table:table>
      <table:named-expressions>
        <table:named-range table:name="wtLong" table:base-cell-address="$KeyboardShortcuts.$A$1" table:cell-range-address="$WordTiming.$B$34"/>
        <table:named-range table:name="wtShort" table:base-cell-address="$KeyboardShortcuts.$A$1" table:cell-range-address="$WordTiming.$B$35"/>
      </table:named-expressions>
      <table:database-ranges>
        <table:database-range table:name="__Anonymous_Sheet_DB__0" table:target-range-address="KeyboardShortcuts.A1:KeyboardShortcuts.H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complex="Calibri" style:font-family-complex="Calibri" style:font-family-generic-complex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ptionProject" style:display-name="PageStyle_Caption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k" style:display-name="PageStyle_Wor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ertOnSelected" style:display-name="PageStyle_InsertOnSelect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boardShortcuts" style:display-name="PageStyle_KeyboardShortcu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ryboard" style:display-name="PageStyle_Story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dMatching" style:display-name="PageStyle_WordMatch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1MouseClicks" style:display-name="PageStyle_Video1MouseClic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dTiming" style:display-name="PageStyle_WordTim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Patterson</meta:initial-creator>
    <dc:creator>Daniel Patterson, MCSD</dc:creator>
    <meta:creation-date>2022-08-01T14:05:43</meta:creation-date>
    <dc:date>2026-02-04T10:36:34.962180200</dc:date>
    <meta:generator>LibreOffice/25.8.4.2$Windows_X86_64 LibreOffice_project/290daaa01b999472f0c7a3890eb6a550fd74c6df</meta:generator>
    <meta:editing-duration>PT1M24S</meta:editing-duration>
    <meta:editing-cycles>1</meta:editing-cycles>
    <meta:document-statistic meta:table-count="8" meta:cell-count="1273" meta:object-count="1"/>
    <meta:user-defined meta:name="AppVersion">16.0300</meta:user-defined>
    <meta:user-defined meta:name="ContentTypeId">0x010100D4EFF98D9B00D844A68A9938ECBB5459</meta:user-defined>
    <meta:user-defined meta:name="MediaServiceImageTags"/>
  </office:meta>
</office:document-meta>
</file>